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top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top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36">
      <style:table-cell-properties fo:border-top="2pt solid #000000" fo:border-bottom="thin solid #000000" fo:border-left="thin solid #000000" fo:border-right="thin solid #000000" style:vertical-align="top" fo:wrap-option="wrap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top" fo:wrap-option="wrap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37">
      <style:table-cell-properties fo:border-top="2pt solid #000000" fo:border-bottom="thin solid #000000" fo:border-left="thin solid #000000" fo:border-right="2pt solid #000000" style:vertical-align="top" fo:wrap-option="wrap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0"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fo:background-color="#EBF1DE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background-color="#EBF1D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36">
      <style:table-cell-properties fo:border="thin solid #000000" style:vertical-align="top" fo:wrap-option="wrap" fo:background-color="#DDD9C4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2DCDB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DCE6F1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37">
      <style:table-cell-properties fo:border-top="thin solid #000000" fo:border-bottom="thin solid #000000" fo:border-left="thin solid #000000" fo:border-right="2pt solid #000000" style:vertical-align="top" fo:wrap-option="wrap" fo:background-color="#EBF1D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style:repeat-content="false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 style:data-style-name="N36">
      <style:table-cell-properties fo:border="thin solid #000000" style:vertical-align="top" fo:wrap-option="wrap" style:repeat-content="fals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 style:data-style-name="N37">
      <style:table-cell-properties fo:border-top="thin solid #000000" fo:border-bottom="thin solid #000000" fo:border-left="thin solid #000000" fo:border-right="2pt solid #000000" style:vertical-align="top" fo:wrap-option="wrap" style:repeat-content="fals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top" style:repeat-content="false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style:repeat-content="false"/>
      <style:paragraph-properties fo:text-align="center"/>
      <style:text-properties fo:font-size="8pt" style:font-size-asian="8pt" style:font-size-complex="8pt"/>
    </style:style>
    <style:style style:name="ce22" style:family="table-cell" style:parent-style-name="Default" style:data-style-name="N36">
      <style:table-cell-properties fo:border-top="thin solid #000000" fo:border-bottom="2pt solid #000000" fo:border-left="thin solid #000000" fo:border-right="thin solid #000000" style:vertical-align="top" fo:wrap-option="wrap" style:repeat-content="fals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style:repeat-content="false"/>
      <style:paragraph-properties fo:text-align="center"/>
      <style:text-properties fo:font-size="8pt" style:font-size-asian="8pt" style:font-size-complex="8pt"/>
    </style:style>
    <style:style style:name="ce24" style:family="table-cell" style:parent-style-name="Default" style:data-style-name="N37">
      <style:table-cell-properties fo:border-top="thin solid #000000" fo:border-bottom="2pt solid #000000" fo:border-left="thin solid #000000" fo:border-right="2pt solid #000000" style:vertical-align="top" fo:wrap-option="wrap" style:repeat-content="false"/>
      <style:paragraph-properties fo:text-align="center"/>
      <style:text-properties fo:font-size="8pt" style:font-size-asian="8pt" style:font-size-complex="8pt"/>
    </style:style>
    <style:style style:name="ce25" style:family="table-cell" style:parent-style-name="Default" style:data-style-name="N36">
      <style:table-cell-properties style:vertical-align="automatic" fo:wrap-option="wrap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style:vertical-align="automatic" fo:wrap-option="wrap"/>
      <style:text-properties fo:font-size="8pt" style:font-size-asian="8pt" style:font-size-complex="8pt"/>
    </style:style>
    <style:style style:name="ce27" style:family="table-cell" style:parent-style-name="Default" style:data-style-name="N37">
      <style:table-cell-properties style:vertical-align="automatic" fo:wrap-option="wrap"/>
      <style:text-properties fo:font-size="8pt" style:font-size-asian="8pt" style:font-size-complex="8pt"/>
    </style:style>
    <style:style style:name="co1" style:family="table-column">
      <style:table-column-properties fo:break-before="auto" style:column-width="5.95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46604166666667cm"/>
    </style:style>
    <style:style style:name="co4" style:family="table-column">
      <style:table-column-properties fo:break-before="auto" style:column-width="3.20145833333333cm"/>
    </style:style>
    <style:style style:name="co5" style:family="table-column">
      <style:table-column-properties fo:break-before="auto" style:column-width="1.42875cm"/>
    </style:style>
    <style:style style:name="co6" style:family="table-column">
      <style:table-column-properties fo:break-before="auto" style:column-width="7.540625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1.37583333333333cm"/>
    </style:style>
    <style:style style:name="ro1" style:family="table-row">
      <style:table-row-properties style:row-height="11.25pt" style:use-optimal-row-height="true" fo:break-before="auto"/>
    </style:style>
    <style:style style:name="ro2" style:family="table-row">
      <style:table-row-properties style:row-height="22.5pt" style:use-optimal-row-height="true" fo:break-before="auto"/>
    </style:style>
    <style:style style:name="ro3" style:family="table-row">
      <style:table-row-properties style:row-height="33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Blad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25"/>
        <table:table-column table:style-name="co5" table:default-cell-style-name="ce26"/>
        <table:table-column table:style-name="co6" table:default-cell-style-name="ce26"/>
        <table:table-column table:style-name="co5" table:default-cell-style-name="ce26"/>
        <table:table-column table:style-name="co7" table:default-cell-style-name="ce26"/>
        <table:table-column table:style-name="co8" table:default-cell-style-name="ce26"/>
        <table:table-column table:style-name="co7" table:default-cell-style-name="ce27"/>
        <table:table-column table:style-name="co2" table:number-columns-repeated="16374" table:default-cell-style-name="ce7"/>
        <table:table-row table:style-name="ro1">
          <table:table-cell office:value-type="float" office:value="954" table:formula="msoxl:=COUNTA(A3:A956)" table:style-name="ce2">
            <text:p>954</text:p>
          </table:table-cell>
          <table:table-cell table:number-columns-repeated="2" table:style-name="ce3"/>
          <table:table-cell office:value-type="float" office:value="510" table:formula="msoxl:=COUNTA(D3:D956)" table:style-name="ce4">
            <text:p>510</text:p>
          </table:table-cell>
          <table:table-cell office:value-type="float" office:value="118" table:formula="msoxl:=COUNTA(E3:E956)" table:style-name="ce5">
            <text:p>118</text:p>
          </table:table-cell>
          <table:table-cell office:value-type="float" office:value="32" table:formula="msoxl:=COUNTA(F3:F956)" table:style-name="ce5">
            <text:p>32</text:p>
          </table:table-cell>
          <table:table-cell office:value-type="float" office:value="159" table:formula="msoxl:=COUNTA(G3:G956)" table:style-name="ce5">
            <text:p>159</text:p>
          </table:table-cell>
          <table:table-cell office:value-type="float" office:value="325" table:formula="msoxl:=COUNTA(H3:H956)" table:style-name="ce5">
            <text:p>325</text:p>
          </table:table-cell>
          <table:table-cell office:value-type="float" office:value="125" table:formula="msoxl:=COUNTA(I3:I956)" table:style-name="ce5">
            <text:p>125</text:p>
          </table:table-cell>
          <table:table-cell table:style-name="ce6"/>
          <table:table-cell table:number-columns-repeated="16374"/>
        </table:table-row>
        <table:table-row table:style-name="ro2">
          <table:table-cell office:value-type="string" table:style-name="ce8">
            <text:p>domeinnaam</text:p>
          </table:table-cell>
          <table:table-cell office:value-type="string" table:style-name="ce9">
            <text:p>organisatie</text:p>
          </table:table-cell>
          <table:table-cell office:value-type="string" table:style-name="ce9">
            <text:p>organisatie-onderdeel</text:p>
          </table:table-cell>
          <table:table-cell office:value-type="string" table:style-name="ce10">
            <text:p>Gemiddeld aantal bezoeken per maand.</text:p>
          </table:table-cell>
          <table:table-cell office:value-type="string" table:style-name="ce11">
            <text:p>Pas toe:</text:p>
            <text:p>Ja</text:p>
          </table:table-cell>
          <table:table-cell office:value-type="string" table:style-name="ce11">
            <text:p>Leg uit pagina:</text:p>
          </table:table-cell>
          <table:table-cell office:value-type="string" table:style-name="ce11">
            <text:p>Pas toe:</text:p>
            <text:p>Nee</text:p>
          </table:table-cell>
          <table:table-cell office:value-type="string" table:style-name="ce12">
            <text:p>Platformgebruik</text:p>
          </table:table-cell>
          <table:table-cell office:value-type="string" table:style-name="ce13">
            <text:p>ZBO</text:p>
          </table:table-cell>
          <table:table-cell office:value-type="string" table:style-name="ce14">
            <text:p>Datum laatste status update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knmi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KNMI</text:p>
          </table:table-cell>
          <table:table-cell office:value-type="float" office:value="6114400" table:style-name="ce17">
            <text:p>6.114.4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6-10T00:00:00" table:style-name="ce19">
            <text:p>10-06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uwv.nl</text:p>
          </table:table-cell>
          <table:table-cell office:value-type="string" table:style-name="ce16">
            <text:p>SZW</text:p>
          </table:table-cell>
          <table:table-cell office:value-type="string" table:style-name="ce16">
            <text:p>UWV</text:p>
          </table:table-cell>
          <table:table-cell office:value-type="float" office:value="4450000" table:style-name="ce17">
            <text:p>4.450.000</text:p>
          </table:table-cell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6-26T00:00:00" table:style-name="ce19">
            <text:p>26-06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kvk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KvK</text:p>
          </table:table-cell>
          <table:table-cell office:value-type="float" office:value="3800000" table:style-name="ce17">
            <text:p>3.800.000</text:p>
          </table:table-cell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belastingdienst.nl</text:p>
          </table:table-cell>
          <table:table-cell office:value-type="string" table:style-name="ce16">
            <text:p>FIN</text:p>
          </table:table-cell>
          <table:table-cell table:style-name="ce16"/>
          <table:table-cell office:value-type="float" office:value="3653000" table:style-name="ce17">
            <text:p>3.653.000</text:p>
          </table:table-cell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werk.nl</text:p>
          </table:table-cell>
          <table:table-cell office:value-type="string" table:style-name="ce16">
            <text:p>SZW</text:p>
          </table:table-cell>
          <table:table-cell office:value-type="string" table:style-name="ce16">
            <text:p>UWV</text:p>
          </table:table-cell>
          <table:table-cell office:value-type="float" office:value="3250000" table:style-name="ce17">
            <text:p>3.250.000</text:p>
          </table:table-cell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6-26T00:00:00" table:style-name="ce19">
            <text:p>26-06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rijksoverheid.nl</text:p>
          </table:table-cell>
          <table:table-cell office:value-type="string" table:style-name="ce16">
            <text:p>AZ</text:p>
          </table:table-cell>
          <table:table-cell office:value-type="string" table:style-name="ce16">
            <text:p>DPC</text:p>
          </table:table-cell>
          <table:table-cell office:value-type="float" office:value="2500000" table:style-name="ce17">
            <text:p>2.500.000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rijksoverheid.nl/toegankelijkheid</text:p>
          </table:table-cell>
          <table:table-cell table:style-name="ce18"/>
          <table:table-cell office:value-type="string" table:style-name="ce18">
            <text:p>Platform Rijksoverheid Online (Hippo)</text:p>
          </table:table-cell>
          <table:table-cell office:value-type="string" table:style-name="ce18">
            <text:p><text:s/></text:p>
          </table:table-cell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overheid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Logius</text:p>
          </table:table-cell>
          <table:table-cell office:value-type="float" office:value="1642550" table:style-name="ce17">
            <text:p>1.642.550</text:p>
          </table:table-cell>
          <table:table-cell table:style-name="ce18"/>
          <table:table-cell office:value-type="string" table:style-name="ce18">
            <text:p>www.overheid.nl/toegankelijkheid</text:p>
          </table:table-cell>
          <table:table-cell table:style-name="ce18"/>
          <table:table-cell office:value-type="string" table:style-name="ce18">
            <text:p>Platform Rijksoverheid Online (Hippo)</text:p>
          </table:table-cell>
          <table:table-cell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duo.nl</text:p>
          </table:table-cell>
          <table:table-cell office:value-type="string" table:style-name="ce16">
            <text:p>OCW</text:p>
          </table:table-cell>
          <table:table-cell table:style-name="ce16"/>
          <table:table-cell office:value-type="float" office:value="1095651" table:style-name="ce17">
            <text:p>1.095.651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politie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1083333.3333333333" table:style-name="ce17">
            <text:p>1.083.333</text:p>
          </table:table-cell>
          <table:table-cell table:number-columns-repeated="5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koninklijkhuis.nl</text:p>
          </table:table-cell>
          <table:table-cell office:value-type="string" table:style-name="ce16">
            <text:p>AZ</text:p>
          </table:table-cell>
          <table:table-cell office:value-type="string" table:style-name="ce16">
            <text:p>KH</text:p>
          </table:table-cell>
          <table:table-cell office:value-type="float" office:value="686000" table:style-name="ce17">
            <text:p>686.000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koninklijkhuis.nl/toegankelijkheid</text:p>
          </table:table-cell>
          <table:table-cell table:style-name="ce18"/>
          <table:table-cell office:value-type="string" table:style-name="ce18">
            <text:p>Platform Rijksoverheid Online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cbs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CCS, DG</text:p>
          </table:table-cell>
          <table:table-cell office:value-type="float" office:value="600000" table:style-name="ce17">
            <text:p>600.000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http://www.cbs.nl/nl-NL/menu/organisatie/website/help/default.htm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rechtspraak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583333.33333333337" table:style-name="ce17">
            <text:p>583.333</text:p>
          </table:table-cell>
          <table:table-cell table:number-columns-repeated="4" table:style-name="ce18"/>
          <table:table-cell office:value-type="string" table:style-name="ce18">
            <text:p><text:s/></text:p>
          </table:table-cell>
          <table:table-cell office:value-type="date" office:date-value="2014-05-21T00:00:00" table:style-name="ce19">
            <text:p>21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antwoordvoorbedrijven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AgentschapNL</text:p>
          </table:table-cell>
          <table:table-cell office:value-type="float" office:value="370000" table:style-name="ce17">
            <text:p>370.000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http://www.antwoordvoorbedrijven.nl/over-deze-site</text:p>
          </table:table-cell>
          <table:table-cell table:number-columns-repeated="3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svb.nl</text:p>
          </table:table-cell>
          <table:table-cell office:value-type="string" table:style-name="ce16">
            <text:p>SZW</text:p>
          </table:table-cell>
          <table:table-cell office:value-type="string" table:style-name="ce16">
            <text:p>Svb</text:p>
          </table:table-cell>
          <table:table-cell office:value-type="float" office:value="330000" table:style-name="ce17">
            <text:p>330.000</text:p>
          </table:table-cell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rijkswaterstaat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office:value-type="float" office:value="316000" table:style-name="ce17">
            <text:p>316.000</text:p>
          </table:table-cell>
          <table:table-cell table:style-name="ce18"/>
          <table:table-cell office:value-type="string" table:style-name="ce18">
            <text:p>http://www.rijkswaterstaat.nl/disclaimer/toegankelijkheid.aspx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vananaarbeter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office:value-type="float" office:value="307000" table:style-name="ce17">
            <text:p>307.000</text:p>
          </table:table-cell>
          <table:table-cell table:style-name="ce18"/>
          <table:table-cell office:value-type="string" table:style-name="ce18">
            <text:p>www.vananaarbeter.nl/toegankelijkheid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werkenbijdefensie.nl</text:p>
          </table:table-cell>
          <table:table-cell office:value-type="string" table:style-name="ce16">
            <text:p>DEF</text:p>
          </table:table-cell>
          <table:table-cell table:style-name="ce16"/>
          <table:table-cell office:value-type="float" office:value="301984" table:style-name="ce17">
            <text:p>301.984</text:p>
          </table:table-cell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amberalertnederland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300000" table:style-name="ce17">
            <text:p>300.000</text:p>
          </table:table-cell>
          <table:table-cell table:number-columns-repeated="5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crisis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GDI</text:p>
          </table:table-cell>
          <table:table-cell office:value-type="float" office:value="300000" table:style-name="ce17">
            <text:p>300.000</text:p>
          </table:table-cell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gahetna.nl</text:p>
          </table:table-cell>
          <table:table-cell office:value-type="string" table:style-name="ce16">
            <text:p>OCW</text:p>
          </table:table-cell>
          <table:table-cell office:value-type="string" table:style-name="ce16">
            <text:p>NA</text:p>
          </table:table-cell>
          <table:table-cell office:value-type="float" office:value="300000" table:style-name="ce17">
            <text:p>300.000</text:p>
          </table:table-cell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inspectieonderwijs.nl</text:p>
          </table:table-cell>
          <table:table-cell office:value-type="string" table:style-name="ce16">
            <text:p>OCW</text:p>
          </table:table-cell>
          <table:table-cell table:style-name="ce16"/>
          <table:table-cell office:value-type="float" office:value="300000" table:style-name="ce17">
            <text:p>300.0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mijnpolitie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300000" table:style-name="ce17">
            <text:p>300.000</text:p>
          </table:table-cell>
          <table:table-cell table:number-columns-repeated="5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om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OM</text:p>
          </table:table-cell>
          <table:table-cell office:value-type="float" office:value="300000" table:style-name="ce17">
            <text:p>300.000</text:p>
          </table:table-cell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higherlevel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AgentschapNL</text:p>
          </table:table-cell>
          <table:table-cell office:value-type="float" office:value="260000" table:style-name="ce17">
            <text:p>260.000</text:p>
          </table:table-cell>
          <table:table-cell table:number-columns-repeated="5" table:style-name="ce18"/>
          <table:table-cell office:value-type="date" office:date-value="2014-06-11T00:00:00" table:style-name="ce19">
            <text:p>11-06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rivm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RIVM</text:p>
          </table:table-cell>
          <table:table-cell office:value-type="float" office:value="180000" table:style-name="ce17">
            <text:p>180.000</text:p>
          </table:table-cell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consuwijzer.nl</text:p>
          </table:table-cell>
          <table:table-cell office:value-type="string" table:style-name="ce16">
            <text:p>EZ</text:p>
          </table:table-cell>
          <table:table-cell table:style-name="ce16"/>
          <table:table-cell office:value-type="float" office:value="160000" table:style-name="ce17">
            <text:p>160.000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http://www.consuwijzer.nl/over-deze-site</text:p>
          </table:table-cell>
          <table:table-cell table:style-name="ce18"/>
          <table:table-cell office:value-type="string" table:style-name="ce18">
            <text:p>DICTU Platform (Drupal)</text:p>
          </table:table-cell>
          <table:table-cell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rijkshuisstijl.nl</text:p>
          </table:table-cell>
          <table:table-cell office:value-type="string" table:style-name="ce16">
            <text:p>AZ</text:p>
          </table:table-cell>
          <table:table-cell table:style-name="ce16"/>
          <table:table-cell office:value-type="float" office:value="125000" table:style-name="ce17">
            <text:p>125.000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rijkshuisstijl.nl/toegankelijkheid</text:p>
          </table:table-cell>
          <table:table-cell table:style-name="ce18"/>
          <table:table-cell office:value-type="string" table:style-name="ce18">
            <text:p>Platform Rijksoverheid Online (Hippo)</text:p>
          </table:table-cell>
          <table:table-cell office:value-type="string" table:style-name="ce18">
            <text:p><text:s/></text:p>
          </table:table-cell>
          <table:table-cell office:value-type="date" office:date-value="2014-05-22T00:00:00" table:style-name="ce19">
            <text:p>22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tno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TNO</text:p>
          </table:table-cell>
          <table:table-cell office:value-type="float" office:value="125000" table:style-name="ce17">
            <text:p>125.000</text:p>
          </table:table-cell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defensie.nl</text:p>
          </table:table-cell>
          <table:table-cell office:value-type="string" table:style-name="ce16">
            <text:p>DEF</text:p>
          </table:table-cell>
          <table:table-cell table:style-name="ce16"/>
          <table:table-cell office:value-type="float" office:value="107000" table:style-name="ce17">
            <text:p>107.000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office:value-type="string" table:style-name="ce18">
            <text:p>Platform Rijksoverheid Online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cpb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CPB</text:p>
          </table:table-cell>
          <table:table-cell office:value-type="float" office:value="90000" table:style-name="ce17">
            <text:p>90.000</text:p>
          </table:table-cell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afm.nl</text:p>
          </table:table-cell>
          <table:table-cell office:value-type="string" table:style-name="ce16">
            <text:p>FIN</text:p>
          </table:table-cell>
          <table:table-cell office:value-type="string" table:style-name="ce16">
            <text:p>AFM</text:p>
          </table:table-cell>
          <table:table-cell office:value-type="float" office:value="87429" table:style-name="ce17">
            <text:p>87.429</text:p>
          </table:table-cell>
          <table:table-cell table:number-columns-repeated="4" table:style-name="ce18"/>
          <table:table-cell office:value-type="string" table:style-name="ce18">
            <text:p>X</text:p>
          </table:table-cell>
          <table:table-cell table:style-name="ce19"/>
          <table:table-cell table:number-columns-repeated="16374"/>
        </table:table-row>
        <table:table-row table:style-name="ro3">
          <table:table-cell office:value-type="string" table:style-name="ce15">
            <text:p>cjib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CJIB</text:p>
          </table:table-cell>
          <table:table-cell office:value-type="float" office:value="75000" table:style-name="ce17">
            <text:p>75.000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office:value-type="string" table:style-name="ce18">
            <text:p>Blueprint Platform (Tridion)</text:p>
          </table:table-cell>
          <table:table-cell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dji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DJI</text:p>
          </table:table-cell>
          <table:table-cell office:value-type="float" office:value="75000" table:style-name="ce17">
            <text:p>75.000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office:value-type="string" table:style-name="ce18">
            <text:p>Blueprint Platform (Tridion)</text:p>
          </table:table-cell>
          <table:table-cell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government.nl</text:p>
          </table:table-cell>
          <table:table-cell office:value-type="string" table:style-name="ce16">
            <text:p>AZ</text:p>
          </table:table-cell>
          <table:table-cell table:style-name="ce16"/>
          <table:table-cell office:value-type="float" office:value="75000" table:style-name="ce17">
            <text:p>75.000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government.nl/accessibility</text:p>
          </table:table-cell>
          <table:table-cell table:style-name="ce18"/>
          <table:table-cell office:value-type="string" table:style-name="ce18">
            <text:p>Platform Rijksoverheid Online (Hippo)</text:p>
          </table:table-cell>
          <table:table-cell office:value-type="string" table:style-name="ce18">
            <text:p><text:s/></text:p>
          </table:table-cell>
          <table:table-cell office:value-type="date" office:date-value="2014-05-22T00:00:00" table:style-name="ce19">
            <text:p>22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ind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IND</text:p>
          </table:table-cell>
          <table:table-cell office:value-type="float" office:value="75000" table:style-name="ce17">
            <text:p>75.000</text:p>
          </table:table-cell>
          <table:table-cell table:number-columns-repeated="5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justis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75000" table:style-name="ce17">
            <text:p>75.000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office:value-type="string" table:style-name="ce18">
            <text:p>Blueprint Platform (Tridion)</text:p>
          </table:table-cell>
          <table:table-cell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staatsbosbeheer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SBB</text:p>
          </table:table-cell>
          <table:table-cell office:value-type="float" office:value="62000" table:style-name="ce17">
            <text:p>62.000</text:p>
          </table:table-cell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digid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Logius</text:p>
          </table:table-cell>
          <table:table-cell office:value-type="float" office:value="60000" table:style-name="ce17">
            <text:p>60.000</text:p>
          </table:table-cell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uganda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59325.810810810814" table:style-name="ce17">
            <text:p>59.326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rsonac.org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50754.729729729734" table:style-name="ce17">
            <text:p>50.755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dnb.nl</text:p>
          </table:table-cell>
          <table:table-cell office:value-type="string" table:style-name="ce16">
            <text:p>FIN</text:p>
          </table:table-cell>
          <table:table-cell office:value-type="string" table:style-name="ce16">
            <text:p>DNB</text:p>
          </table:table-cell>
          <table:table-cell office:value-type="float" office:value="50000" table:style-name="ce17">
            <text:p>50.000</text:p>
          </table:table-cell>
          <table:table-cell table:number-columns-repeated="4" table:style-name="ce18"/>
          <table:table-cell office:value-type="string" table:style-name="ce18">
            <text:p>X</text:p>
          </table:table-cell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incidentmanagement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office:value-type="float" office:value="44000" table:style-name="ce17">
            <text:p>44.0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veva.nl</text:p>
          </table:table-cell>
          <table:table-cell office:value-type="string" table:style-name="ce16">
            <text:p>DEF</text:p>
          </table:table-cell>
          <table:table-cell table:style-name="ce16"/>
          <table:table-cell office:value-type="float" office:value="41510" table:style-name="ce17">
            <text:p>41.51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style-name="ce18"/>
          <table:table-cell office:value-type="string" table:style-name="ce18">
            <text:p><text:s/></text:p>
          </table:table-cell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inburgeren.nl</text:p>
          </table:table-cell>
          <table:table-cell office:value-type="string" table:style-name="ce16">
            <text:p>OCW</text:p>
          </table:table-cell>
          <table:table-cell office:value-type="string" table:style-name="ce16">
            <text:p>DUO</text:p>
          </table:table-cell>
          <table:table-cell office:value-type="float" office:value="39414" table:style-name="ce17">
            <text:p>39.414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e-overheid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Logius</text:p>
          </table:table-cell>
          <table:table-cell office:value-type="float" office:value="39000" table:style-name="ce17">
            <text:p>39.000</text:p>
          </table:table-cell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deutschland.nlbotschaft.org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36141.486486486487" table:style-name="ce17">
            <text:p>36.141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alertonline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NCTV</text:p>
          </table:table-cell>
          <table:table-cell office:value-type="float" office:value="30000" table:style-name="ce17">
            <text:p>30.000</text:p>
          </table:table-cell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cultureelerfgoed.nl</text:p>
          </table:table-cell>
          <table:table-cell office:value-type="string" table:style-name="ce16">
            <text:p>OCW</text:p>
          </table:table-cell>
          <table:table-cell table:style-name="ce16"/>
          <table:table-cell office:value-type="float" office:value="30000" table:style-name="ce17">
            <text:p>30.0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kinderbescherming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RVDK</text:p>
          </table:table-cell>
          <table:table-cell office:value-type="float" office:value="30000" table:style-name="ce17">
            <text:p>30.000</text:p>
          </table:table-cell>
          <table:table-cell table:number-columns-repeated="3" table:style-name="ce18"/>
          <table:table-cell office:value-type="string" table:style-name="ce18">
            <text:p>Blueprint Platform (Tridion)</text:p>
          </table:table-cell>
          <table:table-cell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nationaalarchief.nl</text:p>
          </table:table-cell>
          <table:table-cell office:value-type="string" table:style-name="ce16">
            <text:p>OCW</text:p>
          </table:table-cell>
          <table:table-cell office:value-type="string" table:style-name="ce16">
            <text:p>NA</text:p>
          </table:table-cell>
          <table:table-cell office:value-type="float" office:value="30000" table:style-name="ce17">
            <text:p>30.000</text:p>
          </table:table-cell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bprbzk.nl</text:p>
          </table:table-cell>
          <table:table-cell office:value-type="string" table:style-name="ce16">
            <text:p>BZK</text:p>
          </table:table-cell>
          <table:table-cell table:style-name="ce16"/>
          <table:table-cell office:value-type="float" office:value="29000" table:style-name="ce17">
            <text:p>29.000</text:p>
          </table:table-cell>
          <table:table-cell table:style-name="ce18"/>
          <table:table-cell office:value-type="string" table:style-name="ce18">
            <text:p>www.bprbzk.nl/toegankelijkheid</text:p>
          </table:table-cell>
          <table:table-cell table:number-columns-repeated="3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logius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Logius</text:p>
          </table:table-cell>
          <table:table-cell office:value-type="float" office:value="27000" table:style-name="ce17">
            <text:p>27.000</text:p>
          </table:table-cell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tenderned.nl</text:p>
          </table:table-cell>
          <table:table-cell office:value-type="string" table:style-name="ce16">
            <text:p>EZ</text:p>
          </table:table-cell>
          <table:table-cell table:style-name="ce16"/>
          <table:table-cell office:value-type="float" office:value="27000" table:style-name="ce17">
            <text:p>27.000</text:p>
          </table:table-cell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unitedkingdom.nlembassy.org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26131.216216216217" table:style-name="ce17">
            <text:p>26.131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pianoo.nl</text:p>
          </table:table-cell>
          <table:table-cell office:value-type="string" table:style-name="ce16">
            <text:p>EZ</text:p>
          </table:table-cell>
          <table:table-cell table:style-name="ce16"/>
          <table:table-cell office:value-type="float" office:value="25000" table:style-name="ce17">
            <text:p>25.000</text:p>
          </table:table-cell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pbl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PBL</text:p>
          </table:table-cell>
          <table:table-cell office:value-type="float" office:value="23000" table:style-name="ce17">
            <text:p>23.0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data.overheid.nl</text:p>
          </table:table-cell>
          <table:table-cell office:value-type="string" table:style-name="ce16">
            <text:p>BZK</text:p>
          </table:table-cell>
          <table:table-cell table:style-name="ce16"/>
          <table:table-cell office:value-type="float" office:value="21411" table:style-name="ce17">
            <text:p>21.411</text:p>
          </table:table-cell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energiesubsidiewijzer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AgentschapNL</text:p>
          </table:table-cell>
          <table:table-cell office:value-type="float" office:value="20000" table:style-name="ce17">
            <text:p>20.000</text:p>
          </table:table-cell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infomil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office:value-type="float" office:value="20000" table:style-name="ce17">
            <text:p>20.0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wodc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19166.75" table:style-name="ce17">
            <text:p>19.167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office:value-type="string" table:style-name="ce18">
            <text:p>Blueprint Platform (Tridion)</text:p>
          </table:table-cell>
          <table:table-cell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erasmushuis-in.nlmission.org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19084.4594594595" table:style-name="ce17">
            <text:p>19.084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zakendoeninchina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8915" table:style-name="ce17">
            <text:p>18.915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thailand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8889.45945945946" table:style-name="ce17">
            <text:p>18.889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werkenbijdeeu.nl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18666" table:style-name="ce17">
            <text:p>18.666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erasmushuis.nlvertegenwoordiging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8458.513513513513" table:style-name="ce17">
            <text:p>18.459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colombia.nlembajada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8114.324324324327" table:style-name="ce17">
            <text:p>18.114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noordzeeloket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office:value-type="float" office:value="17500" table:style-name="ce17">
            <text:p>17.500</text:p>
          </table:table-cell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agentschaptelecom.nl</text:p>
          </table:table-cell>
          <table:table-cell office:value-type="string" table:style-name="ce16">
            <text:p>EZ</text:p>
          </table:table-cell>
          <table:table-cell table:style-name="ce16"/>
          <table:table-cell office:value-type="float" office:value="17000" table:style-name="ce17">
            <text:p>17.0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office:value-type="string" table:style-name="ce18">
            <text:p>DICTU Platform (Drupal)</text:p>
          </table:table-cell>
          <table:table-cell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helpdeskwater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office:value-type="float" office:value="17000" table:style-name="ce17">
            <text:p>17.000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http://www.helpdeskwater.nl/algemene-onderdelen/structuur-pagina'/toegankelijkheid/toegankelijkheid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6-23T00:00:00" table:style-name="ce19">
            <text:p>23-06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eherkenning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ogius</text:p>
          </table:table-cell>
          <table:table-cell office:value-type="float" office:value="15000" table:style-name="ce17">
            <text:p>15.000</text:p>
          </table:table-cell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skal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SKAL</text:p>
          </table:table-cell>
          <table:table-cell office:value-type="float" office:value="15000" table:style-name="ce17">
            <text:p>15.000</text:p>
          </table:table-cell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kustwacht.nl</text:p>
          </table:table-cell>
          <table:table-cell office:value-type="string" table:style-name="ce16">
            <text:p>DEF</text:p>
          </table:table-cell>
          <table:table-cell table:style-name="ce16"/>
          <table:table-cell office:value-type="float" office:value="14635" table:style-name="ce17">
            <text:p>14.635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style-name="ce18"/>
          <table:table-cell office:value-type="string" table:style-name="ce18">
            <text:p><text:s/></text:p>
          </table:table-cell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zeeweringen.nl</text:p>
          </table:table-cell>
          <table:table-cell office:value-type="string" table:style-name="ce16">
            <text:p>IenM</text:p>
          </table:table-cell>
          <table:table-cell table:style-name="ce16"/>
          <table:table-cell office:value-type="float" office:value="14000" table:style-name="ce17">
            <text:p>14.0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china-cn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3879.054054054055" table:style-name="ce17">
            <text:p>13.879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indonesia-in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3259.594594594595" table:style-name="ce17">
            <text:p>13.260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dc.the-netherlands.org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13099.864864864865" table:style-name="ce17">
            <text:p>13.100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internationaalondernemen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EVD</text:p>
          </table:table-cell>
          <table:table-cell office:value-type="float" office:value="12000" table:style-name="ce17">
            <text:p>12.000</text:p>
          </table:table-cell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vrom.bouwbesluit.com</text:p>
          </table:table-cell>
          <table:table-cell office:value-type="string" table:style-name="ce16">
            <text:p>BZK</text:p>
          </table:table-cell>
          <table:table-cell table:style-name="ce16"/>
          <table:table-cell office:value-type="float" office:value="11915" table:style-name="ce17">
            <text:p>11.915</text:p>
          </table:table-cell>
          <table:table-cell table:number-columns-repeated="3" table:style-name="ce18"/>
          <table:table-cell office:value-type="string" table:style-name="ce18">
            <text:p>Platform Rijksoverheid Online (Hippo)</text:p>
          </table:table-cell>
          <table:table-cell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southafric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0472.027027027027" table:style-name="ce17">
            <text:p>10.472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russia-ru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0307.027027027027" table:style-name="ce17">
            <text:p>10.307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vaarweginformatie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office:value-type="float" office:value="10214" table:style-name="ce17">
            <text:p>10.214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aim.vrom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BSK</text:p>
          </table:table-cell>
          <table:table-cell office:value-type="float" office:value="10000" table:style-name="ce17">
            <text:p>10.0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senterloket.nl</text:p>
          </table:table-cell>
          <table:table-cell office:value-type="string" table:style-name="ce16">
            <text:p>EZ</text:p>
          </table:table-cell>
          <table:table-cell table:style-name="ce16"/>
          <table:table-cell office:value-type="float" office:value="10000" table:style-name="ce17">
            <text:p>10.000</text:p>
          </table:table-cell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rsj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9778.5833333333339" table:style-name="ce17">
            <text:p>9.779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office:value-type="string" table:style-name="ce18">
            <text:p>Blueprint Platform (Tridion)</text:p>
          </table:table-cell>
          <table:table-cell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pakistan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9588.6486486486483" table:style-name="ce17">
            <text:p>9.589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lintjes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Kanselarij der Nederlandse Orden</text:p>
            <text:p/>
            <text:p/>
          </table:table-cell>
          <table:table-cell office:value-type="float" office:value="9533" table:style-name="ce17">
            <text:p>9.533</text:p>
          </table:table-cell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iran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9147.5675675675666" table:style-name="ce17">
            <text:p>9.148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japan-jp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9079.0540540540551" table:style-name="ce17">
            <text:p>9.079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emissieautoriteit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NEA</text:p>
          </table:table-cell>
          <table:table-cell office:value-type="float" office:value="9000" table:style-name="ce17">
            <text:p>9.0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office:value-type="string" table:style-name="ce18">
            <text:p>Platform Rijksoverheid Online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frankrijk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8792.8378378378366" table:style-name="ce17">
            <text:p>8.793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china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8790.405405405405" table:style-name="ce17">
            <text:p>8.790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australi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8515.135135135135" table:style-name="ce17">
            <text:p>8.515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bkd.eu</text:p>
          </table:table-cell>
          <table:table-cell office:value-type="string" table:style-name="ce16">
            <text:p>EZ</text:p>
          </table:table-cell>
          <table:table-cell table:style-name="ce16"/>
          <table:table-cell office:value-type="float" office:value="8500" table:style-name="ce17">
            <text:p>8.5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style-name="ce18"/>
          <table:table-cell office:value-type="string" table:style-name="ce18">
            <text:p>X</text:p>
          </table:table-cell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marokko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8416.6216216216217" table:style-name="ce17">
            <text:p>8.417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rwsleefomgeving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office:value-type="float" office:value="8000" table:style-name="ce17">
            <text:p>8.0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antwerpen.nlconsulaat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7954.8648648648659" table:style-name="ce17">
            <text:p>7.955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atlasleefomgeving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IVM</text:p>
          </table:table-cell>
          <table:table-cell office:value-type="float" office:value="7600" table:style-name="ce17">
            <text:p>7.6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spaceoffice.nl</text:p>
          </table:table-cell>
          <table:table-cell office:value-type="string" table:style-name="ce16">
            <text:p>EZ</text:p>
          </table:table-cell>
          <table:table-cell table:style-name="ce16"/>
          <table:table-cell office:value-type="float" office:value="7500" table:style-name="ce17">
            <text:p>7.500</text:p>
          </table:table-cell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uae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7431.4864864864867" table:style-name="ce17">
            <text:p>7.431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duurzaamdoen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BSK</text:p>
          </table:table-cell>
          <table:table-cell office:value-type="float" office:value="7200" table:style-name="ce17">
            <text:p>7.2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8-26T00:00:00" table:style-name="ce19">
            <text:p>26-08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maroc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7178.1081081081074" table:style-name="ce17">
            <text:p>7.178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kasteelgroeneveld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7000" table:style-name="ce17">
            <text:p>7.000</text:p>
          </table:table-cell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rva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RVA</text:p>
          </table:table-cell>
          <table:table-cell office:value-type="float" office:value="7000" table:style-name="ce17">
            <text:p>7.000</text:p>
          </table:table-cell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innovatie-estafette.nl</text:p>
          </table:table-cell>
          <table:table-cell office:value-type="string" table:style-name="ce16">
            <text:p>IenM</text:p>
          </table:table-cell>
          <table:table-cell table:style-name="ce16"/>
          <table:table-cell office:value-type="float" office:value="6900" table:style-name="ce17">
            <text:p>6.9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istanbul-tr.nlconsulat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6897.1621621621625" table:style-name="ce17">
            <text:p>6.897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indi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6830.27027027027" table:style-name="ce17">
            <text:p>6.830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republicadodominicana.nlembajada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6646.2162162162167" table:style-name="ce17">
            <text:p>6.646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indonesie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6455.27027027027" table:style-name="ce17">
            <text:p>6.455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spanje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6365.6756756756758" table:style-name="ce17">
            <text:p>6.366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inspectieloket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ILT</text:p>
          </table:table-cell>
          <table:table-cell office:value-type="float" office:value="6300" table:style-name="ce17">
            <text:p>6.3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verenigdkoninkrijk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6244.4594594594591" table:style-name="ce17">
            <text:p>6.244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dsta.nl</text:p>
          </table:table-cell>
          <table:table-cell office:value-type="string" table:style-name="ce16">
            <text:p>FIN</text:p>
          </table:table-cell>
          <table:table-cell table:style-name="ce16"/>
          <table:table-cell office:value-type="float" office:value="6214" table:style-name="ce17">
            <text:p>6.214</text:p>
          </table:table-cell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lafrance.nlambassade.org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6187.2972972972975" table:style-name="ce17">
            <text:p>6.187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indonesi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6121.6216216216217" table:style-name="ce17">
            <text:p>6.122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belgie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6075" table:style-name="ce17">
            <text:p>6.075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cultuur.nl</text:p>
          </table:table-cell>
          <table:table-cell office:value-type="string" table:style-name="ce16">
            <text:p>OCW</text:p>
          </table:table-cell>
          <table:table-cell table:style-name="ce16"/>
          <table:table-cell office:value-type="float" office:value="6000" table:style-name="ce17">
            <text:p>6.000</text:p>
          </table:table-cell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erfgoedinspectie.nl</text:p>
          </table:table-cell>
          <table:table-cell office:value-type="string" table:style-name="ce16">
            <text:p>OCW</text:p>
          </table:table-cell>
          <table:table-cell table:style-name="ce16"/>
          <table:table-cell office:value-type="float" office:value="6000" table:style-name="ce17">
            <text:p>6.0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office:value-type="string" table:style-name="ce18">
            <text:p>Platform Rijksoverheid Online (Hippo)</text:p>
          </table:table-cell>
          <table:table-cell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turkije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5768.5135135135133" table:style-name="ce17">
            <text:p>5.769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turkey-tr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5661.0810810810817" table:style-name="ce17">
            <text:p>5.661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dusseldorf.nlkonsulat.org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5549.1891891891892" table:style-name="ce17">
            <text:p>5.549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atnfi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NFI</text:p>
          </table:table-cell>
          <table:table-cell office:value-type="float" office:value="5500" table:style-name="ce17">
            <text:p>5.500</text:p>
          </table:table-cell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burgernet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5500" table:style-name="ce17">
            <text:p>5.500</text:p>
          </table:table-cell>
          <table:table-cell table:number-columns-repeated="5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commissiesamson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5500" table:style-name="ce17">
            <text:p>5.500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<text:s/></text:p>
          </table:table-cell>
          <table:table-cell table:number-columns-repeated="3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forensischezorg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DJI</text:p>
          </table:table-cell>
          <table:table-cell office:value-type="float" office:value="5500" table:style-name="ce17">
            <text:p>5.500</text:p>
          </table:table-cell>
          <table:table-cell table:style-name="ce18"/>
          <table:table-cell office:value-type="string" table:style-name="ce18">
            <text:p><text:s/></text:p>
          </table:table-cell>
          <table:table-cell table:number-columns-repeated="3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forensischinstituut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NFI</text:p>
          </table:table-cell>
          <table:table-cell office:value-type="float" office:value="5500" table:style-name="ce17">
            <text:p>5.500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office:value-type="string" table:style-name="ce18">
            <text:p>Blueprint Platform (Tridion)</text:p>
          </table:table-cell>
          <table:table-cell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gdi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5500" table:style-name="ce17">
            <text:p>5.500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office:value-type="string" table:style-name="ce18">
            <text:p>Blueprint Platform (Tridion)</text:p>
          </table:table-cell>
          <table:table-cell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hetomvoorjou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OM</text:p>
          </table:table-cell>
          <table:table-cell office:value-type="float" office:value="5500" table:style-name="ce17">
            <text:p>5.500</text:p>
          </table:table-cell>
          <table:table-cell table:number-columns-repeated="5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infoterugkeer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5500" table:style-name="ce17">
            <text:p>5.500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office:value-type="string" table:style-name="ce18">
            <text:p>Blueprint Platform (Tridion)</text:p>
          </table:table-cell>
          <table:table-cell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kc-wetgeving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5500" table:style-name="ce17">
            <text:p>5.500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office:value-type="string" table:style-name="ce18">
            <text:p><text:s/></text:p>
          </table:table-cell>
          <table:table-cell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landelijkeadviescommissieplaatsing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5500" table:style-name="ce17">
            <text:p>5.500</text:p>
          </table:table-cell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ncsc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5500" table:style-name="ce17">
            <text:p>5.500</text:p>
          </table:table-cell>
          <table:table-cell table:number-columns-repeated="5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nctv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NCTV</text:p>
          </table:table-cell>
          <table:table-cell office:value-type="float" office:value="5500" table:style-name="ce17">
            <text:p>5.500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office:value-type="string" table:style-name="ce18">
            <text:p>Blueprint Platform (Tridion)</text:p>
          </table:table-cell>
          <table:table-cell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nifpnet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5500" table:style-name="ce17">
            <text:p>5.500</text:p>
          </table:table-cell>
          <table:table-cell table:number-columns-repeated="5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rechtvoorjou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5500" table:style-name="ce17">
            <text:p>5.500</text:p>
          </table:table-cell>
          <table:table-cell table:number-columns-repeated="3" table:style-name="ce18"/>
          <table:table-cell office:value-type="string" table:style-name="ce18">
            <text:p><text:s/></text:p>
          </table:table-cell>
          <table:table-cell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rijksrecherche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OM</text:p>
          </table:table-cell>
          <table:table-cell office:value-type="float" office:value="5500" table:style-name="ce17">
            <text:p>5.500</text:p>
          </table:table-cell>
          <table:table-cell table:number-columns-repeated="3" table:style-name="ce18"/>
          <table:table-cell office:value-type="string" table:style-name="ce18">
            <text:p><text:s/></text:p>
          </table:table-cell>
          <table:table-cell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slachtofferinformatie-om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OM</text:p>
          </table:table-cell>
          <table:table-cell office:value-type="float" office:value="5500" table:style-name="ce17">
            <text:p>5.500</text:p>
          </table:table-cell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stopheling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Politie</text:p>
          </table:table-cell>
          <table:table-cell office:value-type="float" office:value="5500" table:style-name="ce17">
            <text:p>5.500</text:p>
          </table:table-cell>
          <table:table-cell table:number-columns-repeated="5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taskforcekinderenveilig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5500" table:style-name="ce17">
            <text:p>5.500</text:p>
          </table:table-cell>
          <table:table-cell table:number-columns-repeated="3" table:style-name="ce18"/>
          <table:table-cell office:value-type="string" table:style-name="ce18">
            <text:p>Blueprint Platform (Tridion)</text:p>
          </table:table-cell>
          <table:table-cell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vermistekinderen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KLPD</text:p>
          </table:table-cell>
          <table:table-cell office:value-type="float" office:value="5500" table:style-name="ce17">
            <text:p>5.500</text:p>
          </table:table-cell>
          <table:table-cell table:style-name="ce18"/>
          <table:table-cell office:value-type="string" table:style-name="ce18">
            <text:p><text:s/></text:p>
          </table:table-cell>
          <table:table-cell table:number-columns-repeated="3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waarschuwingsdienst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NCTV</text:p>
          </table:table-cell>
          <table:table-cell office:value-type="float" office:value="5500" table:style-name="ce17">
            <text:p>5.500</text:p>
          </table:table-cell>
          <table:table-cell table:number-columns-repeated="5" table:style-name="ce18"/>
          <table:table-cell office:value-type="date" office:date-value="2014-05-21T00:00:00" table:style-name="ce19">
            <text:p>21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wrr.nl</text:p>
          </table:table-cell>
          <table:table-cell office:value-type="string" table:style-name="ce16">
            <text:p>AZ</text:p>
          </table:table-cell>
          <table:table-cell table:style-name="ce16"/>
          <table:table-cell office:value-type="float" office:value="5500" table:style-name="ce17">
            <text:p>5.500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wrr.nl/toegankelijkheid</text:p>
          </table:table-cell>
          <table:table-cell table:number-columns-repeated="3" table:style-name="ce18"/>
          <table:table-cell office:value-type="date" office:date-value="2014-05-22T00:00:00" table:style-name="ce19">
            <text:p>22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ivenj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5416.666666666667" table:style-name="ce17">
            <text:p>5.417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office:value-type="string" table:style-name="ce18">
            <text:p>Blueprint Platform (Tridion)</text:p>
          </table:table-cell>
          <table:table-cell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rusland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5085" table:style-name="ce17">
            <text:p>5.085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sudan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5085" table:style-name="ce17">
            <text:p>5.085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justid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5055.916666666667" table:style-name="ce17">
            <text:p>5.056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office:value-type="string" table:style-name="ce18">
            <text:p>Blueprint Platform (Tridion)</text:p>
          </table:table-cell>
          <table:table-cell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philippines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5002.2972972972975" table:style-name="ce17">
            <text:p>5.002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gegevensautoriteitnatuur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5000" table:style-name="ce17">
            <text:p>5.000</text:p>
          </table:table-cell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nak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NAK</text:p>
          </table:table-cell>
          <table:table-cell office:value-type="float" office:value="5000" table:style-name="ce17">
            <text:p>5.000</text:p>
          </table:table-cell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nfia.nl</text:p>
          </table:table-cell>
          <table:table-cell office:value-type="string" table:style-name="ce16">
            <text:p>EZ</text:p>
          </table:table-cell>
          <table:table-cell table:style-name="ce16"/>
          <table:table-cell office:value-type="float" office:value="5000" table:style-name="ce17">
            <text:p>5.000</text:p>
          </table:table-cell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onderwijsraad.nl</text:p>
          </table:table-cell>
          <table:table-cell office:value-type="string" table:style-name="ce16">
            <text:p>OCW</text:p>
          </table:table-cell>
          <table:table-cell table:style-name="ce16"/>
          <table:table-cell office:value-type="float" office:value="5000" table:style-name="ce17">
            <text:p>5.0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platformduurzamehuisvesting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AgentschapNL</text:p>
          </table:table-cell>
          <table:table-cell office:value-type="float" office:value="5000" table:style-name="ce17">
            <text:p>5.000</text:p>
          </table:table-cell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trendsinbeeld.nl</text:p>
          </table:table-cell>
          <table:table-cell office:value-type="string" table:style-name="ce16">
            <text:p>OCW</text:p>
          </table:table-cell>
          <table:table-cell table:style-name="ce16"/>
          <table:table-cell office:value-type="float" office:value="5000" table:style-name="ce17">
            <text:p>5.0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office:value-type="string" table:style-name="ce18">
            <text:p>Platform Rijksoverheid Online (Hippo)</text:p>
          </table:table-cell>
          <table:table-cell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ghan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4867.7027027027025" table:style-name="ce17">
            <text:p>4.868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suriname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4661.7567567567567" table:style-name="ce17">
            <text:p>4.662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duitsland.nlambassade.org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4639.0540540540542" table:style-name="ce17">
            <text:p>4.639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zwitserland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4588.3783783783783" table:style-name="ce17">
            <text:p>4.588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antennebureau.nl</text:p>
          </table:table-cell>
          <table:table-cell office:value-type="string" table:style-name="ce16">
            <text:p>EZ</text:p>
          </table:table-cell>
          <table:table-cell table:style-name="ce16"/>
          <table:table-cell office:value-type="float" office:value="4500" table:style-name="ce17">
            <text:p>4.5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office:value-type="string" table:style-name="ce18">
            <text:p>DICTU Platform (Drupal)</text:p>
          </table:table-cell>
          <table:table-cell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regioatlas.nl</text:p>
          </table:table-cell>
          <table:table-cell office:value-type="string" table:style-name="ce16">
            <text:p>BZK</text:p>
          </table:table-cell>
          <table:table-cell table:style-name="ce16"/>
          <table:table-cell office:value-type="float" office:value="4500" table:style-name="ce17">
            <text:p>4.500</text:p>
          </table:table-cell>
          <table:table-cell table:style-name="ce18"/>
          <table:table-cell office:value-type="string" table:style-name="ce18">
            <text:p>www.regioatlas.nl/toegankelijkheid</text:p>
          </table:table-cell>
          <table:table-cell table:number-columns-repeated="3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ny.the-netherlands.org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4494.3243243243242" table:style-name="ce17">
            <text:p>4.494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ec-op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UBR</text:p>
          </table:table-cell>
          <table:table-cell office:value-type="float" office:value="4489" table:style-name="ce17">
            <text:p>4.489</text:p>
          </table:table-cell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thailand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4476.8918918918898" table:style-name="ce17">
            <text:p>4.477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peru.nlambassade.org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4155.8108108108108" table:style-name="ce17">
            <text:p>4.156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chin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4105.135135135135" table:style-name="ce17">
            <text:p>4.105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ruimtevoorderivier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office:value-type="float" office:value="4000" table:style-name="ce17">
            <text:p>4.000</text:p>
          </table:table-cell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verbeteruwhuis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AgentschapNL</text:p>
          </table:table-cell>
          <table:table-cell office:value-type="float" office:value="4000" table:style-name="ce17">
            <text:p>4.000</text:p>
          </table:table-cell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ukraine.nlembassy.org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3827.4324324324298" table:style-name="ce17">
            <text:p>3.827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nationaalrapporteur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3806.5833333333335" table:style-name="ce17">
            <text:p>3.807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office:value-type="string" table:style-name="ce18">
            <text:p>Blueprint Platform (Tridion)</text:p>
          </table:table-cell>
          <table:table-cell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es.rsonac.org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3804.7297297297296" table:style-name="ce17">
            <text:p>3.805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deltacommissaris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BSK</text:p>
          </table:table-cell>
          <table:table-cell office:value-type="float" office:value="3670" table:style-name="ce17">
            <text:p>3.670</text:p>
          </table:table-cell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6-23T00:00:00" table:style-name="ce19">
            <text:p>23-06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istanbul.nlconsulaat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3632.8301886792456" table:style-name="ce17">
            <text:p>3.633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sanfrancisco.the-netherlands.org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3615.4054054054054" table:style-name="ce17">
            <text:p>3.615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stpetersburg-ru.nlconsulat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3559.0540540540537" table:style-name="ce17">
            <text:p>3.559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iran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3535.135135135135" table:style-name="ce17">
            <text:p>3.535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biodiversiteit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3500" table:style-name="ce17">
            <text:p>3.500</text:p>
          </table:table-cell>
          <table:table-cell table:style-name="ce18"/>
          <table:table-cell office:value-type="string" table:style-name="ce18">
            <text:p>http://www.biodiversiteit.nl/informatie/toegankelijkheidsverklaring</text:p>
          </table:table-cell>
          <table:table-cell table:number-columns-repeated="3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faunafonds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Faunafonds</text:p>
          </table:table-cell>
          <table:table-cell office:value-type="float" office:value="3500" table:style-name="ce17">
            <text:p>3.500</text:p>
          </table:table-cell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naktuinbouw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NAK</text:p>
          </table:table-cell>
          <table:table-cell office:value-type="float" office:value="3500" table:style-name="ce17">
            <text:p>3.500</text:p>
          </table:table-cell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serbi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3437.8378378378379" table:style-name="ce17">
            <text:p>3.438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saudiarabi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3391.2162162162163" table:style-name="ce17">
            <text:p>3.391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rgd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RVB</text:p>
          </table:table-cell>
          <table:table-cell office:value-type="float" office:value="3387" table:style-name="ce17">
            <text:p>3.387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office:value-type="string" table:style-name="ce18">
            <text:p>Platform Rijksoverheid Online (Hippo)</text:p>
          </table:table-cell>
          <table:table-cell table:style-name="ce18"/>
          <table:table-cell office:value-type="date" office:date-value="2014-07-03T00:00:00" table:style-name="ce19">
            <text:p>03-07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oman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3312.5675675675675" table:style-name="ce17">
            <text:p>3.313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newzealand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3277.7027027027029" table:style-name="ce17">
            <text:p>3.278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egypt-ar.nlembassy.org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3258.2432432432433" table:style-name="ce17">
            <text:p>3.258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hollandinvietnam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3256" table:style-name="ce17">
            <text:p>3.256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georgi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3228.6486486486488" table:style-name="ce17">
            <text:p>3.229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cfv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CFV</text:p>
          </table:table-cell>
          <table:table-cell office:value-type="float" office:value="3210" table:style-name="ce17">
            <text:p>3.210</text:p>
          </table:table-cell>
          <table:table-cell table:style-name="ce18"/>
          <table:table-cell office:value-type="string" table:style-name="ce18">
            <text:p><text:s/>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singapore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3195" table:style-name="ce17">
            <text:p>3.195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zuidafrika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3174.7297297297296" table:style-name="ce17">
            <text:p>3.175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espana.nlembajada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3040.135135135135" table:style-name="ce17">
            <text:p>3.040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minbuza.nl/ecer/.nl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3031.6216216216217" table:style-name="ce17">
            <text:p>3.032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dienstlandelijkgebied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3000" table:style-name="ce17">
            <text:p>3.0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p-direkt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UBR</text:p>
          </table:table-cell>
          <table:table-cell office:value-type="float" office:value="3000" table:style-name="ce17">
            <text:p>3.000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office:value-type="string" table:style-name="ce18">
            <text:p>Platform Rijksoverheid Online (Hippo)</text:p>
          </table:table-cell>
          <table:table-cell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egypt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989.4594594594591" table:style-name="ce17">
            <text:p>2.989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oekraine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956.6216216216217" table:style-name="ce17">
            <text:p>2.957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hongkong.nlconsulat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915.2702702702704" table:style-name="ce17">
            <text:p>2.915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brasil.nlembaixada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905.9459459459463" table:style-name="ce17">
            <text:p>2.906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dusseldorf.nlconsulaat.org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2892.5675675675675" table:style-name="ce17">
            <text:p>2.893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dominicaanserepubliek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845.135135135135" table:style-name="ce17">
            <text:p>2.845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nigeri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798.1081081081084" table:style-name="ce17">
            <text:p>2.798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vae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760" table:style-name="ce17">
            <text:p>2.760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shanghai-cn.nlconsulat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748.5714285714284" table:style-name="ce17">
            <text:p>2.749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italie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712.5675675675675" table:style-name="ce17">
            <text:p>2.713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keni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708.5135135135138" table:style-name="ce17">
            <text:p>2.709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nieuwbouweurojust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RVB</text:p>
          </table:table-cell>
          <table:table-cell office:value-type="float" office:value="2700" table:style-name="ce17">
            <text:p>2.7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lebanon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671.2162162162163" table:style-name="ce17">
            <text:p>2.671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mexico.nlembajada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616.4864864864862" table:style-name="ce17">
            <text:p>2.616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kuwait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601.8918918918916" table:style-name="ce17">
            <text:p>2.602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india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579.1891891891892" table:style-name="ce17">
            <text:p>2.579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peru.nlembajada.org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2549.59459459459" table:style-name="ce17">
            <text:p>2.550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bangladesh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547.5675675675675" table:style-name="ce17">
            <text:p>2.548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senegal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527.9245283018868" table:style-name="ce17">
            <text:p>2.528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earonline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ICTU</text:p>
          </table:table-cell>
          <table:table-cell office:value-type="float" office:value="2500" table:style-name="ce17">
            <text:p>2.500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http://www.earonline.nl/index.php/Webrichtlijnen_Waarmerk_Drempelvrij</text:p>
          </table:table-cell>
          <table:table-cell table:number-columns-repeated="3" table:style-name="ce18"/>
          <table:table-cell office:value-type="date" office:date-value="2014-07-31T00:00:00" table:style-name="ce19">
            <text:p>31-07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riodejaneiro.nlconsulado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493.6486486486488" table:style-name="ce17">
            <text:p>2.494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macedoni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466.0810810810813" table:style-name="ce17">
            <text:p>2.466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colombia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444.7169811320755" table:style-name="ce17">
            <text:p>2.445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minbuza.nl/producten-en-diensten/verdragen/.nl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2395.5405405405409" table:style-name="ce17">
            <text:p>2.396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jordan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386.2162162162163" table:style-name="ce17">
            <text:p>2.386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rijksdienstcn.com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RCN</text:p>
          </table:table-cell>
          <table:table-cell office:value-type="float" office:value="2370" table:style-name="ce17">
            <text:p>2.370</text:p>
          </table:table-cell>
          <table:table-cell table:number-columns-repeated="3" table:style-name="ce18"/>
          <table:table-cell office:value-type="string" table:style-name="ce18">
            <text:p><text:s/></text:p>
          </table:table-cell>
          <table:table-cell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turkey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285.27027027027" table:style-name="ce17">
            <text:p>2.285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brazilie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267.5471698113206" table:style-name="ce17">
            <text:p>2.268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tunisie-fr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262.5675675675675" table:style-name="ce17">
            <text:p>2.263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rijksfinancien.nl</text:p>
          </table:table-cell>
          <table:table-cell office:value-type="string" table:style-name="ce16">
            <text:p>FIN</text:p>
          </table:table-cell>
          <table:table-cell table:style-name="ce16"/>
          <table:table-cell office:value-type="float" office:value="2260" table:style-name="ce17">
            <text:p>2.260</text:p>
          </table:table-cell>
          <table:table-cell table:number-columns-repeated="3" table:style-name="ce18"/>
          <table:table-cell office:value-type="string" table:style-name="ce18">
            <text:p>Platform Rijksoverheid Online (Hippo)</text:p>
          </table:table-cell>
          <table:table-cell table:style-name="ce18"/>
          <table:table-cell office:value-type="date" office:date-value="2014-07-03T00:00:00" table:style-name="ce19">
            <text:p>03-07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alger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232.9729729729729" table:style-name="ce17">
            <text:p>2.233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filipijnen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190" table:style-name="ce17">
            <text:p>2.190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argentina.nlembajada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176.2162162162163" table:style-name="ce17">
            <text:p>2.176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japan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167.2972972972971" table:style-name="ce17">
            <text:p>2.167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guangzhou-cn.nlconsulat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167.1428571428573" table:style-name="ce17">
            <text:p>2.167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saopaulo.nlconsulado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102.4324324324325" table:style-name="ce17">
            <text:p>2.102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australie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087.8378378378379" table:style-name="ce17">
            <text:p>2.088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singapore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085.4054054054054" table:style-name="ce17">
            <text:p>2.085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zweden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075.2702702702704" table:style-name="ce17">
            <text:p>2.075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griekenland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066.3513513513512" table:style-name="ce17">
            <text:p>2.066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ghana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062.2972972972971" table:style-name="ce17">
            <text:p>2.062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noorwegen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048.5135135135138" table:style-name="ce17">
            <text:p>2.049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verkiezingsuitslagen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KR</text:p>
          </table:table-cell>
          <table:table-cell office:value-type="float" office:value="2048" table:style-name="ce17">
            <text:p>2.048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style-name="ce18"/>
          <table:table-cell office:value-type="string" table:style-name="ce18">
            <text:p>X</text:p>
          </table:table-cell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ireland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045.2702702702704" table:style-name="ce17">
            <text:p>2.045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venezuela.nlembajada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041.6216216216214" table:style-name="ce17">
            <text:p>2.042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tunesie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022.5675675675675" table:style-name="ce17">
            <text:p>2.023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bics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office:value-type="float" office:value="2000" table:style-name="ce17">
            <text:p>2.000</text:p>
          </table:table-cell>
          <table:table-cell table:style-name="ce18"/>
          <table:table-cell office:value-type="string" table:style-name="ce18">
            <text:p>http://www.bics.nl/?q=nl/node/148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biz-nl.nl</text:p>
          </table:table-cell>
          <table:table-cell office:value-type="string" table:style-name="ce16">
            <text:p>EZ</text:p>
          </table:table-cell>
          <table:table-cell table:style-name="ce16"/>
          <table:table-cell office:value-type="float" office:value="2000" table:style-name="ce17">
            <text:p>2.0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polen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996.2162162162165" table:style-name="ce17">
            <text:p>1.996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japan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965.4054054054054" table:style-name="ce17">
            <text:p>1.965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riodejaneiro.nlconsulaat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941.0810810810799" table:style-name="ce17">
            <text:p>1.941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forumstandaardisatie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Logius</text:p>
          </table:table-cell>
          <table:table-cell office:value-type="float" office:value="1900" table:style-name="ce17">
            <text:p>1.900</text:p>
          </table:table-cell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denemarken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859.1891891891892" table:style-name="ce17">
            <text:p>1.859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kenia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820.2702702702704" table:style-name="ce17">
            <text:p>1.820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munchen.nlkonsulat.org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1768.7837837837837" table:style-name="ce17">
            <text:p>1.769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kazakhstan-ru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760.2702702702704" table:style-name="ce17">
            <text:p>1.760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hoogwaterbeschermingsprogramma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office:value-type="float" office:value="1750" table:style-name="ce17">
            <text:p>1.75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argentinie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743.2432432432431" table:style-name="ce17">
            <text:p>1.743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ethiopi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698.2432432432431" table:style-name="ce17">
            <text:p>1.698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qatar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689.7297297297296" table:style-name="ce17">
            <text:p>1.690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canad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656.4864864864865" table:style-name="ce17">
            <text:p>1.656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erasmushuis.nlmission.org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1630.9459459459458" table:style-name="ce17">
            <text:p>1.631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dailydutchinnovation.com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1600" table:style-name="ce17">
            <text:p>1.6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italy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574.5945945945946" table:style-name="ce17">
            <text:p>1.575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chicago.the-netherlands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546.6216216216217" table:style-name="ce17">
            <text:p>1.547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southkore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536.4864864864865" table:style-name="ce17">
            <text:p>1.536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malaysi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533.2432432432431" table:style-name="ce17">
            <text:p>1.533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oostenrijk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517.8378378378379" table:style-name="ce17">
            <text:p>1.518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shanghai.nlconsulaat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510.1351351351352" table:style-name="ce17">
            <text:p>1.510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mexico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505.6756756756756" table:style-name="ce17">
            <text:p>1.506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roemenie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501.2162162162163" table:style-name="ce17">
            <text:p>1.501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antenneregister.nl</text:p>
          </table:table-cell>
          <table:table-cell office:value-type="string" table:style-name="ce16">
            <text:p>EZ</text:p>
          </table:table-cell>
          <table:table-cell table:style-name="ce16"/>
          <table:table-cell office:value-type="float" office:value="1500" table:style-name="ce17">
            <text:p>1.5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office:value-type="string" table:style-name="ce18">
            <text:p>DICTU Platform (Drupal)</text:p>
          </table:table-cell>
          <table:table-cell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helpdeskbouwregels.nl</text:p>
          </table:table-cell>
          <table:table-cell office:value-type="string" table:style-name="ce16">
            <text:p>BZK</text:p>
          </table:table-cell>
          <table:table-cell table:style-name="ce16"/>
          <table:table-cell office:value-type="float" office:value="1500" table:style-name="ce17">
            <text:p>1.500</text:p>
          </table:table-cell>
          <table:table-cell table:number-columns-repeated="3" table:style-name="ce18"/>
          <table:table-cell office:value-type="string" table:style-name="ce18">
            <text:p>Platform Rijksoverheid Online (Hippo)</text:p>
          </table:table-cell>
          <table:table-cell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nlog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TNO</text:p>
          </table:table-cell>
          <table:table-cell office:value-type="float" office:value="1500" table:style-name="ce17">
            <text:p>1.500</text:p>
          </table:table-cell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traderouteasia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nVWA</text:p>
          </table:table-cell>
          <table:table-cell office:value-type="float" office:value="1500" table:style-name="ce17">
            <text:p>1.500</text:p>
          </table:table-cell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istanbul.nlconsulat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498.3783783783783" table:style-name="ce17">
            <text:p>1.498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costarica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448.918918918919" table:style-name="ce17">
            <text:p>1.449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miami.the-netherlands.org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1418.1081081081081" table:style-name="ce17">
            <text:p>1.418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eu.nlvertegenwoordiging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380" table:style-name="ce17">
            <text:p>1.380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chile.nlembajada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359.3243243243244" table:style-name="ce17">
            <text:p>1.359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poland-pl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347.9729729729731" table:style-name="ce17">
            <text:p>1.348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ugand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337.0270270270269" table:style-name="ce17">
            <text:p>1.337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canada.the-netherlands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331.3513513513515" table:style-name="ce17">
            <text:p>1.331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ottawa.the-netherlands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331.3513513513515" table:style-name="ce17">
            <text:p>1.331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tsjechie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321.2162162162199" table:style-name="ce17">
            <text:p>1.321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jordanie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299.7297297297296" table:style-name="ce17">
            <text:p>1.300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israel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294.0540540540542" table:style-name="ce17">
            <text:p>1.294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zimbabwe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275" table:style-name="ce17">
            <text:p>1.275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mali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273.3783783783783" table:style-name="ce17">
            <text:p>1.273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hongkong.nlconsulaat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264.4594594594594" table:style-name="ce17">
            <text:p>1.264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tanzani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263.6486486486485" table:style-name="ce17">
            <text:p>1.264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maleisie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256.7567567567569" table:style-name="ce17">
            <text:p>1.257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munchen.nlconsulaat.org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1245" table:style-name="ce17">
            <text:p>1.245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hongarije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238.5135135135135" table:style-name="ce17">
            <text:p>1.239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ierland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230.8108108108108" table:style-name="ce17">
            <text:p>1.231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mineleni.nederlandsesoorten.nl</text:p>
          </table:table-cell>
          <table:table-cell office:value-type="string" table:style-name="ce16">
            <text:p>EZ</text:p>
          </table:table-cell>
          <table:table-cell table:style-name="ce16"/>
          <table:table-cell office:value-type="float" office:value="1230.8108108108108" table:style-name="ce17">
            <text:p>1.231</text:p>
          </table:table-cell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stavoorjezaak.nl</text:p>
          </table:table-cell>
          <table:table-cell office:value-type="string" table:style-name="ce16">
            <text:p>EZ</text:p>
          </table:table-cell>
          <table:table-cell table:style-name="ce16"/>
          <table:table-cell office:value-type="float" office:value="1200" table:style-name="ce17">
            <text:p>1.200</text:p>
          </table:table-cell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costarica.nlembajada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188.2432432432431" table:style-name="ce17">
            <text:p>1.188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saopaulo.nlconsulaat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187.8378378378379" table:style-name="ce17">
            <text:p>1.188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egypte.nlambassade.org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1179.3243243243244" table:style-name="ce17">
            <text:p>1.179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nl.hollandinvietnam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148" table:style-name="ce17">
            <text:p>1.148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israel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139.5945945945946" table:style-name="ce17">
            <text:p>1.140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lesenegal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110.8108108108108" table:style-name="ce17">
            <text:p>1.111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finland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101.081081081081" table:style-name="ce17">
            <text:p>1.101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hollandinthevalley.com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1100" table:style-name="ce17">
            <text:p>1.1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croati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092.9729729729731" table:style-name="ce17">
            <text:p>1.093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libanon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065" table:style-name="ce17">
            <text:p>1.065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iraq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050" table:style-name="ce17">
            <text:p>1.050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italie.nlconsulaat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014.3396226415094" table:style-name="ce17">
            <text:p>1.014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rassenregister.com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RVP</text:p>
          </table:table-cell>
          <table:table-cell office:value-type="float" office:value="1000" table:style-name="ce17">
            <text:p>1.000</text:p>
          </table:table-cell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norway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977.83783783783792" table:style-name="ce17">
            <text:p>978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hungary-hu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964.86486486486478" table:style-name="ce17">
            <text:p>965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zuidkorea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924.32432432432427" table:style-name="ce17">
            <text:p>924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kabinetvandekoning.nl</text:p>
          </table:table-cell>
          <table:table-cell office:value-type="string" table:style-name="ce16">
            <text:p>AZ</text:p>
          </table:table-cell>
          <table:table-cell office:value-type="string" table:style-name="ce16">
            <text:p>Stafbureau van het Kabinet van de Koning</text:p>
          </table:table-cell>
          <table:table-cell office:value-type="float" office:value="920" table:style-name="ce17">
            <text:p>92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office:value-type="string" table:style-name="ce18">
            <text:p>Platform Rijksoverheid Online (Hippo)</text:p>
          </table:table-cell>
          <table:table-cell office:value-type="string" table:style-name="ce18">
            <text:p><text:s/></text:p>
          </table:table-cell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chili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896.35135135135135" table:style-name="ce17">
            <text:p>896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sudan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887.83783783783781" table:style-name="ce17">
            <text:p>888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irak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879.72972972972968" table:style-name="ce17">
            <text:p>880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greece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854.59459459459458" table:style-name="ce17">
            <text:p>855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bulgarije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853.37837837837844" table:style-name="ce17">
            <text:p>853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nieuwzeeland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852.97297297297291" table:style-name="ce17">
            <text:p>853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shanghai.nlconsulat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845.27027027027032" table:style-name="ce17">
            <text:p>845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romani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842.43243243243239" table:style-name="ce17">
            <text:p>842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nigeria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839.18918918918916" table:style-name="ce17">
            <text:p>839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italy.nlconsulat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834.72972972972968" table:style-name="ce17">
            <text:p>835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poland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832.29729729729729" table:style-name="ce17">
            <text:p>832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sweden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815.27027027027032" table:style-name="ce17">
            <text:p>815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cbho.nl</text:p>
          </table:table-cell>
          <table:table-cell office:value-type="string" table:style-name="ce16">
            <text:p>OCW</text:p>
          </table:table-cell>
          <table:table-cell table:style-name="ce16"/>
          <table:table-cell office:value-type="float" office:value="800" table:style-name="ce17">
            <text:p>8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office:value-type="string" table:style-name="ce18">
            <text:p>Platform Rijksoverheid Online (Hippo)</text:p>
          </table:table-cell>
          <table:table-cell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pal.nlmission.org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797.43243243243239" table:style-name="ce17">
            <text:p>797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bosnieherzegovina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785.67567567567573" table:style-name="ce17">
            <text:p>786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bosniaherzegovin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767.43243243243239" table:style-name="ce17">
            <text:p>767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kazakhstan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767.43243243243239" table:style-name="ce17">
            <text:p>767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liby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762.97297297297291" table:style-name="ce17">
            <text:p>763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algerije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748.37837837837844" table:style-name="ce17">
            <text:p>748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georgie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733.78378378378397" table:style-name="ce17">
            <text:p>734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klimaatmonitor.databank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AgentschapNL</text:p>
          </table:table-cell>
          <table:table-cell office:value-type="float" office:value="726" table:style-name="ce17">
            <text:p>726</text:p>
          </table:table-cell>
          <table:table-cell table:style-name="ce18"/>
          <table:table-cell office:value-type="string" table:style-name="ce18">
            <text:p>http://www.klimaatmonitor.databank.nl/report/toegankelijkheid.html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luxemburg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707.43243243243239" table:style-name="ce17">
            <text:p>707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rdcongo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692.02702702702709" table:style-name="ce17">
            <text:p>692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tanzania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670.94594594594594" table:style-name="ce17">
            <text:p>671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rwand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670.54054054054052" table:style-name="ce17">
            <text:p>671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stpetersburg.nlconsulat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668.10810810810813" table:style-name="ce17">
            <text:p>668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afghanistan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659.59459459459458" table:style-name="ce17">
            <text:p>660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7-03T00:00:00" table:style-name="ce19">
            <text:p>03-07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albani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651.48648648648657" table:style-name="ce17">
            <text:p>651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rwanda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641.35135135135135" table:style-name="ce17">
            <text:p>641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labelgique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621.89189189189187" table:style-name="ce17">
            <text:p>622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southkorea-kr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602.83783783783781" table:style-name="ce17">
            <text:p>603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cultuursubsidie.nl</text:p>
          </table:table-cell>
          <table:table-cell office:value-type="string" table:style-name="ce16">
            <text:p>OCW</text:p>
          </table:table-cell>
          <table:table-cell table:style-name="ce16"/>
          <table:table-cell office:value-type="float" office:value="600" table:style-name="ce17">
            <text:p>6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office:value-type="string" table:style-name="ce18">
            <text:p>Platform Rijksoverheid Online (Hippo)</text:p>
          </table:table-cell>
          <table:table-cell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guangzhou.nlconsulaat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591.89189189189187" table:style-name="ce17">
            <text:p>592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kosovo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580.54054054054052" table:style-name="ce17">
            <text:p>581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cyprus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574.45945945945948" table:style-name="ce17">
            <text:p>574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yemen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570" table:style-name="ce17">
            <text:p>570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ceaweb.nl</text:p>
          </table:table-cell>
          <table:table-cell office:value-type="string" table:style-name="ce16">
            <text:p>FIN</text:p>
          </table:table-cell>
          <table:table-cell office:value-type="string" table:style-name="ce16">
            <text:p>CEA</text:p>
          </table:table-cell>
          <table:table-cell office:value-type="float" office:value="567" table:style-name="ce17">
            <text:p>567</text:p>
          </table:table-cell>
          <table:table-cell table:number-columns-repeated="4" table:style-name="ce18"/>
          <table:table-cell office:value-type="string" table:style-name="ce18">
            <text:p>X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15">
            <text:p>slovaki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566.35135135135135" table:style-name="ce17">
            <text:p>566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lemali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552.56756756756761" table:style-name="ce17">
            <text:p>553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larepubliquedubenin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546.48648648648657" table:style-name="ce17">
            <text:p>546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oeso.nlvertegenwoordiging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539.59459459459458" table:style-name="ce17">
            <text:p>540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bulgari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531.89189189189187" table:style-name="ce17">
            <text:p>532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mozambique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528.64864864864865" table:style-name="ce17">
            <text:p>529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senegal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512.43243243243239" table:style-name="ce17">
            <text:p>512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drcongo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510" table:style-name="ce17">
            <text:p>510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finland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502.70270270270271" table:style-name="ce17">
            <text:p>503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144redeendier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500" table:style-name="ce17">
            <text:p>500</text:p>
          </table:table-cell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aanvalopoverval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500" table:style-name="ce17">
            <text:p>500</text:p>
          </table:table-cell>
          <table:table-cell table:number-columns-repeated="5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alleenjijbepaalt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500" table:style-name="ce17">
            <text:p>500</text:p>
          </table:table-cell>
          <table:table-cell table:number-columns-repeated="5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c2000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500" table:style-name="ce17">
            <text:p>500</text:p>
          </table:table-cell>
          <table:table-cell table:style-name="ce18"/>
          <table:table-cell office:value-type="string" table:style-name="ce18">
            <text:p><text:s/></text:p>
          </table:table-cell>
          <table:table-cell table:number-columns-repeated="3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cert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NCTV</text:p>
          </table:table-cell>
          <table:table-cell office:value-type="float" office:value="500" table:style-name="ce17">
            <text:p>500</text:p>
          </table:table-cell>
          <table:table-cell table:number-columns-repeated="5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civ-voetbal.com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KLPD</text:p>
          </table:table-cell>
          <table:table-cell office:value-type="float" office:value="500" table:style-name="ce17">
            <text:p>500</text:p>
          </table:table-cell>
          <table:table-cell table:style-name="ce18"/>
          <table:table-cell office:value-type="string" table:style-name="ce18">
            <text:p><text:s/></text:p>
          </table:table-cell>
          <table:table-cell table:number-columns-repeated="3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dgvcentraal.humancontenthosting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500" table:style-name="ce17">
            <text:p>500</text:p>
          </table:table-cell>
          <table:table-cell table:number-columns-repeated="5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discs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IND</text:p>
          </table:table-cell>
          <table:table-cell office:value-type="float" office:value="500" table:style-name="ce17">
            <text:p>500</text:p>
          </table:table-cell>
          <table:table-cell table:number-columns-repeated="5" table:style-name="ce18"/>
          <table:table-cell office:value-type="date" office:date-value="2014-05-21T00:00:00" table:style-name="ce19">
            <text:p>21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dji4kids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DJI</text:p>
          </table:table-cell>
          <table:table-cell office:value-type="float" office:value="500" table:style-name="ce17">
            <text:p>500</text:p>
          </table:table-cell>
          <table:table-cell table:number-columns-repeated="5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erkenningscommissie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500" table:style-name="ce17">
            <text:p>500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office:value-type="string" table:style-name="ce18">
            <text:p>Blueprint Platform (Tridion)</text:p>
          </table:table-cell>
          <table:table-cell office:value-type="string" table:style-name="ce18">
            <text:p><text:s/></text:p>
          </table:table-cell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festivalforensischezorg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500" table:style-name="ce17">
            <text:p>500</text:p>
          </table:table-cell>
          <table:table-cell table:number-columns-repeated="3" table:style-name="ce18"/>
          <table:table-cell office:value-type="string" table:style-name="ce18">
            <text:p><text:s/></text:p>
          </table:table-cell>
          <table:table-cell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fiu-nederland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500" table:style-name="ce17">
            <text:p>500</text:p>
          </table:table-cell>
          <table:table-cell table:number-columns-repeated="5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fvtdji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DJI</text:p>
          </table:table-cell>
          <table:table-cell office:value-type="float" office:value="500" table:style-name="ce17">
            <text:p>500</text:p>
          </table:table-cell>
          <table:table-cell table:number-columns-repeated="5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gevangenispastor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DJI</text:p>
          </table:table-cell>
          <table:table-cell office:value-type="float" office:value="500" table:style-name="ce17">
            <text:p>500</text:p>
          </table:table-cell>
          <table:table-cell table:number-columns-repeated="5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hier-waak-ik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500" table:style-name="ce17">
            <text:p>500</text:p>
          </table:table-cell>
          <table:table-cell table:number-columns-repeated="5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identiteitsdocumenten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IND</text:p>
          </table:table-cell>
          <table:table-cell office:value-type="float" office:value="500" table:style-name="ce17">
            <text:p>500</text:p>
          </table:table-cell>
          <table:table-cell table:number-columns-repeated="5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informatiehuismarien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office:value-type="float" office:value="500" table:style-name="ce17">
            <text:p>500</text:p>
          </table:table-cell>
          <table:table-cell office:value-type="string" table:style-name="ce18">
            <text:p>X</text:p>
          </table:table-cell>
          <table:table-cell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6-23T00:00:00" table:style-name="ce19">
            <text:p>23-06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jaarberichtom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OM</text:p>
          </table:table-cell>
          <table:table-cell office:value-type="float" office:value="500" table:style-name="ce17">
            <text:p>500</text:p>
          </table:table-cell>
          <table:table-cell table:style-name="ce18"/>
          <table:table-cell office:value-type="string" table:style-name="ce18">
            <text:p><text:s/></text:p>
          </table:table-cell>
          <table:table-cell table:number-columns-repeated="3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kombijdepolitie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500" table:style-name="ce17">
            <text:p>500</text:p>
          </table:table-cell>
          <table:table-cell table:number-columns-repeated="5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meetadviesdienst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office:value-type="float" office:value="500" table:style-name="ce17">
            <text:p>5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mijnnfi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NFI</text:p>
          </table:table-cell>
          <table:table-cell office:value-type="float" office:value="500" table:style-name="ce17">
            <text:p>500</text:p>
          </table:table-cell>
          <table:table-cell table:number-columns-repeated="3" table:style-name="ce18"/>
          <table:table-cell office:value-type="string" table:style-name="ce18">
            <text:p><text:s/></text:p>
          </table:table-cell>
          <table:table-cell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nis.rijkswaterstaat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office:value-type="float" office:value="500" table:style-name="ce17">
            <text:p>5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nog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500" table:style-name="ce17">
            <text:p>500</text:p>
          </table:table-cell>
          <table:table-cell table:number-columns-repeated="5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nrgd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CGD</text:p>
          </table:table-cell>
          <table:table-cell office:value-type="float" office:value="500" table:style-name="ce17">
            <text:p>500</text:p>
          </table:table-cell>
          <table:table-cell table:number-columns-repeated="3" table:style-name="ce18"/>
          <table:table-cell office:value-type="string" table:style-name="ce18">
            <text:p>Blueprint Platform (Tridion)</text:p>
          </table:table-cell>
          <table:table-cell office:value-type="string" table:style-name="ce18">
            <text:p>X</text:p>
          </table:table-cell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nuclearforensics.eu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NFI</text:p>
          </table:table-cell>
          <table:table-cell office:value-type="float" office:value="500" table:style-name="ce17">
            <text:p>500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office:value-type="string" table:style-name="ce18">
            <text:p>Blueprint Platform (Tridion)</text:p>
          </table:table-cell>
          <table:table-cell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oefeningbonfire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500" table:style-name="ce17">
            <text:p>500</text:p>
          </table:table-cell>
          <table:table-cell table:number-columns-repeated="5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officiervanjustitie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OM</text:p>
          </table:table-cell>
          <table:table-cell office:value-type="float" office:value="500" table:style-name="ce17">
            <text:p>500</text:p>
          </table:table-cell>
          <table:table-cell table:number-columns-repeated="3" table:style-name="ce18"/>
          <table:table-cell office:value-type="string" table:style-name="ce18">
            <text:p><text:s/></text:p>
          </table:table-cell>
          <table:table-cell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pasopkoper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500" table:style-name="ce17">
            <text:p>500</text:p>
          </table:table-cell>
          <table:table-cell table:number-columns-repeated="5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polarisatie-radicalisering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NCTV</text:p>
          </table:table-cell>
          <table:table-cell office:value-type="float" office:value="500" table:style-name="ce17">
            <text:p>500</text:p>
          </table:table-cell>
          <table:table-cell table:number-columns-repeated="5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politieparcours.eu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500" table:style-name="ce17">
            <text:p>500</text:p>
          </table:table-cell>
          <table:table-cell table:number-columns-repeated="5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regioburgemeesters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OM</text:p>
          </table:table-cell>
          <table:table-cell office:value-type="float" office:value="500" table:style-name="ce17">
            <text:p>500</text:p>
          </table:table-cell>
          <table:table-cell table:number-columns-repeated="5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straatroofistriest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500" table:style-name="ce17">
            <text:p>500</text:p>
          </table:table-cell>
          <table:table-cell table:number-columns-repeated="5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summercourt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OM</text:p>
          </table:table-cell>
          <table:table-cell office:value-type="float" office:value="500" table:style-name="ce17">
            <text:p>500</text:p>
          </table:table-cell>
          <table:table-cell table:number-columns-repeated="5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terugvoerplicht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500" table:style-name="ce17">
            <text:p>500</text:p>
          </table:table-cell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verkeerstalent-online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OM</text:p>
          </table:table-cell>
          <table:table-cell office:value-type="float" office:value="500" table:style-name="ce17">
            <text:p>500</text:p>
          </table:table-cell>
          <table:table-cell table:number-columns-repeated="5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verlofadviescollege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GDI</text:p>
          </table:table-cell>
          <table:table-cell office:value-type="float" office:value="500" table:style-name="ce17">
            <text:p>500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office:value-type="string" table:style-name="ce18">
            <text:p>Blueprint Platform (Tridion)</text:p>
          </table:table-cell>
          <table:table-cell office:value-type="string" table:style-name="ce18">
            <text:p><text:s/></text:p>
          </table:table-cell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vraaghetdepolitie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KLPD</text:p>
          </table:table-cell>
          <table:table-cell office:value-type="float" office:value="500" table:style-name="ce17">
            <text:p>500</text:p>
          </table:table-cell>
          <table:table-cell table:number-columns-repeated="3" table:style-name="ce18"/>
          <table:table-cell office:value-type="string" table:style-name="ce18">
            <text:p><text:s/></text:p>
          </table:table-cell>
          <table:table-cell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zestienmiljoenrechters.nl</text:p>
          </table:table-cell>
          <table:table-cell office:value-type="string" table:style-name="ce16">
            <text:p>VenJ</text:p>
          </table:table-cell>
          <table:table-cell table:style-name="ce16"/>
          <table:table-cell office:value-type="float" office:value="500" table:style-name="ce17">
            <text:p>500</text:p>
          </table:table-cell>
          <table:table-cell table:number-columns-repeated="5" table:style-name="ce18"/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albanie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491.75675675675672" table:style-name="ce17">
            <text:p>492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afghanistan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488.57142857142856" table:style-name="ce17">
            <text:p>489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qatar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488.10810810810813" table:style-name="ce17">
            <text:p>488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portugal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487.29729729729729" table:style-name="ce17">
            <text:p>487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malta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484.05405405405412" table:style-name="ce17">
            <text:p>484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eu.nlmission.org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472.70270270270271" table:style-name="ce17">
            <text:p>473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stpetersburg.nlconsulaat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456.48648648648646" table:style-name="ce17">
            <text:p>456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angola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447.16216216216213" table:style-name="ce17">
            <text:p>447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litouwen.nlambassade.org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447.16216216216213" table:style-name="ce17">
            <text:p>447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denmark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434.18918918918922" table:style-name="ce17">
            <text:p>434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raadvaneuropa.nlvertegenwoordiging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420.40540540540542" table:style-name="ce17">
            <text:p>420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srilank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420" table:style-name="ce17">
            <text:p>420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kazachstan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404.59459459459458" table:style-name="ce17">
            <text:p>405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rwsenvironment.eu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office:value-type="float" office:value="400" table:style-name="ce17">
            <text:p>4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waterandthedutch.com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400" table:style-name="ce17">
            <text:p>4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guangzhou.nlconsulat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396.08108108108109" table:style-name="ce17">
            <text:p>396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geneva.nlmission.org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392.02702702702703" table:style-name="ce17">
            <text:p>392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navo.nlvertegenwoordiging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384.72972972972974" table:style-name="ce17">
            <text:p>385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hungary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381.48648648648646" table:style-name="ce17">
            <text:p>381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sloveni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377.43243243243239" table:style-name="ce17">
            <text:p>377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estland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376.62162162162161" table:style-name="ce17">
            <text:p>377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slovenie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371.35135135135135" table:style-name="ce17">
            <text:p>371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kabinetsformatie2012.nl</text:p>
          </table:table-cell>
          <table:table-cell office:value-type="string" table:style-name="ce16">
            <text:p>AZ</text:p>
          </table:table-cell>
          <table:table-cell office:value-type="string" table:style-name="ce16">
            <text:p>RVD/Tweede Kamer</text:p>
          </table:table-cell>
          <table:table-cell office:value-type="float" office:value="358" table:style-name="ce17">
            <text:p>358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kabinetsformatie2012.nl/toegankelijkheid</text:p>
          </table:table-cell>
          <table:table-cell table:style-name="ce18"/>
          <table:table-cell office:value-type="string" table:style-name="ce18">
            <text:p>Platform Rijksoverheid Online (Hippo)</text:p>
          </table:table-cell>
          <table:table-cell office:value-type="string" table:style-name="ce18">
            <text:p><text:s/></text:p>
          </table:table-cell>
          <table:table-cell office:value-type="date" office:date-value="2014-05-22T00:00:00" table:style-name="ce19">
            <text:p>22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unesco.nlvertegenwoordiging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331.2162162162162" table:style-name="ce17">
            <text:p>331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azerbaijan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323.10810810810813" table:style-name="ce17">
            <text:p>323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koeweit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319.86486486486484" table:style-name="ce17">
            <text:p>320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cyprus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318.64864864864865" table:style-name="ce17">
            <text:p>319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lithuani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311.35135135135135" table:style-name="ce17">
            <text:p>311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latvi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310.54054054054052" table:style-name="ce17">
            <text:p>311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trinidadandtobago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310.13513513513516" table:style-name="ce17">
            <text:p>310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economicties.org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300" table:style-name="ce17">
            <text:p>3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letland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99.59459459459458" table:style-name="ce17">
            <text:p>300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czechrepublic.nlembassy.org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291.08108108108109" table:style-name="ce17">
            <text:p>291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mozambique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65.94594594594594" table:style-name="ce17">
            <text:p>266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libie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65.13513513513516" table:style-name="ce17">
            <text:p>265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kosovo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49.72972972972974" table:style-name="ce17">
            <text:p>250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angol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40.40540540540542" table:style-name="ce17">
            <text:p>240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azerbeidzjan.nlambassade.org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237.16216216216216" table:style-name="ce17">
            <text:p>237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geneve.nlvertegenwoordiging.org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234.72972972972974" table:style-name="ce17">
            <text:p>235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syrie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30.67567567567568" table:style-name="ce17">
            <text:p>231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de-werkmaatschappij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UBR</text:p>
          </table:table-cell>
          <table:table-cell office:value-type="float" office:value="225" table:style-name="ce17">
            <text:p>225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office:value-type="string" table:style-name="ce18">
            <text:p>Platform Rijksoverheid Online (Hippo)</text:p>
          </table:table-cell>
          <table:table-cell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psosamenwerken.wordpress.com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221.35135135135135" table:style-name="ce17">
            <text:p>221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srilanka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214.86486486486487" table:style-name="ce17">
            <text:p>215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adviescommissiewater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office:value-type="float" office:value="200" table:style-name="ce17">
            <text:p>200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http://www.adviescommissiewater.nl/toegankelijkheid</text:p>
          </table:table-cell>
          <table:table-cell table:number-columns-repeated="3" table:style-name="ce18"/>
          <table:table-cell office:value-type="date" office:date-value="2014-06-23T00:00:00" table:style-name="ce19">
            <text:p>23-06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slowakije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99.05405405405406" table:style-name="ce17">
            <text:p>199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estoni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85.67567567567568" table:style-name="ce17">
            <text:p>186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malt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83.64864864864865" table:style-name="ce17">
            <text:p>184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cuba.nlembajada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78.37837837837836" table:style-name="ce17">
            <text:p>178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internetspiegel.nl</text:p>
          </table:table-cell>
          <table:table-cell office:value-type="string" table:style-name="ce16">
            <text:p>BZK</text:p>
          </table:table-cell>
          <table:table-cell table:style-name="ce16"/>
          <table:table-cell office:value-type="float" office:value="173" table:style-name="ce17">
            <text:p>173</text:p>
          </table:table-cell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aerius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DG Agro PDN</text:p>
          </table:table-cell>
          <table:table-cell office:value-type="float" office:value="150" table:style-name="ce17">
            <text:p>15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b-i-o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AgentschapNL</text:p>
          </table:table-cell>
          <table:table-cell office:value-type="float" office:value="150" table:style-name="ce17">
            <text:p>15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clientexport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codexalimentarius.nl</text:p>
          </table:table-cell>
          <table:table-cell office:value-type="string" table:style-name="ce16">
            <text:p>EZ</text:p>
          </table:table-cell>
          <table:table-cell table:style-name="ce16"/>
          <table:table-cell office:value-type="float" office:value="150" table:style-name="ce17">
            <text:p>15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cokz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COKZ</text:p>
          </table:table-cell>
          <table:table-cell office:value-type="float" office:value="150" table:style-name="ce17">
            <text:p>15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style-name="ce18"/>
          <table:table-cell office:value-type="string" table:style-name="ce18">
            <text:p>X</text:p>
          </table:table-cell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ctgb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dehilver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dlgjaarverslag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doetinchem-wesel380kv.nl</text:p>
          </table:table-cell>
          <table:table-cell office:value-type="string" table:style-name="ce16">
            <text:p>EZ</text:p>
          </table:table-cell>
          <table:table-cell table:style-name="ce16"/>
          <table:table-cell office:value-type="float" office:value="150" table:style-name="ce17">
            <text:p>150</text:p>
          </table:table-cell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gehegdaanmaasheggen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groenloket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grondkamers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grondwater-cdg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herinrichtingenschedenoord.nl</text:p>
          </table:table-cell>
          <table:table-cell office:value-type="string" table:style-name="ce16">
            <text:p>EZ</text:p>
          </table:table-cell>
          <table:table-cell table:style-name="ce16"/>
          <table:table-cell office:value-type="float" office:value="150" table:style-name="ce17">
            <text:p>15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herkenradergrub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infopuntgroningen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jaarverslagdienstregelingen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kavelruildrenthe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kavelruilfryslan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kavelruilgroningen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kavelruillimburg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kcb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KCB</text:p>
          </table:table-cell>
          <table:table-cell office:value-type="float" office:value="150" table:style-name="ce17">
            <text:p>150</text:p>
          </table:table-cell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landinrichtingenter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landinrichtinglosser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landinrichtingrijssen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miedenproject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natura2000beheerplannen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natura2000deltawateren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natuurkennis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natuurloket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nivr.nl</text:p>
          </table:table-cell>
          <table:table-cell office:value-type="string" table:style-name="ce16">
            <text:p>EZ</text:p>
          </table:table-cell>
          <table:table-cell table:style-name="ce16"/>
          <table:table-cell office:value-type="float" office:value="150" table:style-name="ce17">
            <text:p>150</text:p>
          </table:table-cell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noord-west380kv.nl</text:p>
          </table:table-cell>
          <table:table-cell office:value-type="string" table:style-name="ce16">
            <text:p>EZ</text:p>
          </table:table-cell>
          <table:table-cell table:style-name="ce16"/>
          <table:table-cell office:value-type="float" office:value="150" table:style-name="ce17">
            <text:p>150</text:p>
          </table:table-cell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noordwestoverijssel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ooijen-wanssum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opdrachtgeversforum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TU Delft</text:p>
          </table:table-cell>
          <table:table-cell office:value-type="float" office:value="150" table:style-name="ce17">
            <text:p>150</text:p>
          </table:table-cell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popprojectennederland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raadvoordierenaangelegenheden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randstad380kv.nl</text:p>
          </table:table-cell>
          <table:table-cell office:value-type="string" table:style-name="ce16">
            <text:p>EZ</text:p>
          </table:table-cell>
          <table:table-cell table:style-name="ce16"/>
          <table:table-cell office:value-type="float" office:value="150" table:style-name="ce17">
            <text:p>150</text:p>
          </table:table-cell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regiebureau-pop.nl</text:p>
          </table:table-cell>
          <table:table-cell office:value-type="string" table:style-name="ce16">
            <text:p>EZ</text:p>
          </table:table-cell>
          <table:table-cell table:style-name="ce16"/>
          <table:table-cell office:value-type="float" office:value="150" table:style-name="ce17">
            <text:p>150</text:p>
          </table:table-cell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rijnwaardenseuiterwaarden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ruitenaa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saasveld-gammelke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saneringasbestwegen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sarsvenendebanen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schinveldse-es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schouwen-oost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sodm.nl</text:p>
          </table:table-cell>
          <table:table-cell office:value-type="string" table:style-name="ce16">
            <text:p>EZ</text:p>
          </table:table-cell>
          <table:table-cell table:style-name="ce16"/>
          <table:table-cell office:value-type="float" office:value="150" table:style-name="ce17">
            <text:p>150</text:p>
          </table:table-cell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topsectoren.nl</text:p>
          </table:table-cell>
          <table:table-cell office:value-type="string" table:style-name="ce16">
            <text:p>EZ</text:p>
          </table:table-cell>
          <table:table-cell table:style-name="ce16"/>
          <table:table-cell office:value-type="float" office:value="150" table:style-name="ce17">
            <text:p>150</text:p>
          </table:table-cell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verispect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Verispect</text:p>
          </table:table-cell>
          <table:table-cell office:value-type="float" office:value="150" table:style-name="ce17">
            <text:p>150</text:p>
          </table:table-cell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weerijszuid.nl</text:p>
          </table:table-cell>
          <table:table-cell office:value-type="string" table:style-name="ce16">
            <text:p>EZ</text:p>
          </table:table-cell>
          <table:table-cell table:style-name="ce16"/>
          <table:table-cell office:value-type="float" office:value="150" table:style-name="ce17">
            <text:p>15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wintelre-oerle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winterswijkoost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zandmaas2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office:value-type="float" office:value="150" table:style-name="ce17">
            <text:p>15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zuid-west380kv.nl</text:p>
          </table:table-cell>
          <table:table-cell office:value-type="string" table:style-name="ce16">
            <text:p>EZ</text:p>
          </table:table-cell>
          <table:table-cell table:style-name="ce16"/>
          <table:table-cell office:value-type="float" office:value="150" table:style-name="ce17">
            <text:p>150</text:p>
          </table:table-cell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southsudan.nlembassy.org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134.59459459459461" table:style-name="ce17">
            <text:p>135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vaticaanstad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23.648648648649" table:style-name="ce17">
            <text:p>124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burundi.nlambassade.org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101.35135135135135" table:style-name="ce17">
            <text:p>101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collegevanrijksadviseurs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RVB</text:p>
          </table:table-cell>
          <table:table-cell office:value-type="float" office:value="100" table:style-name="ce17">
            <text:p>100</text:p>
          </table:table-cell>
          <table:table-cell table:style-name="ce18"/>
          <table:table-cell office:value-type="string" table:style-name="ce18">
            <text:p><text:s/></text:p>
          </table:table-cell>
          <table:table-cell table:style-name="ce18"/>
          <table:table-cell office:value-type="string" table:style-name="ce18">
            <text:p>Platform Rijksoverheid Online (Hippo)</text:p>
          </table:table-cell>
          <table:table-cell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lcw.demis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office:value-type="float" office:value="100" table:style-name="ce17">
            <text:p>1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locov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office:value-type="float" office:value="100" table:style-name="ce17">
            <text:p>1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tcbodem.nl</text:p>
          </table:table-cell>
          <table:table-cell office:value-type="string" table:style-name="ce16">
            <text:p>IenM</text:p>
          </table:table-cell>
          <table:table-cell table:style-name="ce16"/>
          <table:table-cell office:value-type="float" office:value="100" table:style-name="ce17">
            <text:p>100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syri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98.513513513513516" table:style-name="ce17">
            <text:p>99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unvienna.nlmission.org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98.108108108108098" table:style-name="ce17">
            <text:p>98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osce.nlmission.org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84.729729729729726" table:style-name="ce17">
            <text:p>85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bolivia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75.849056603773576" table:style-name="ce17">
            <text:p>76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angola-pt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74.285714285714292" table:style-name="ce17">
            <text:p>74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bolivia.nlembajada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73.018867924528308" table:style-name="ce17">
            <text:p>73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nl.rsonac.org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72.972972972972968" table:style-name="ce17">
            <text:p>73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panama.nlambassade.org</text:p>
          </table:table-cell>
          <table:table-cell office:value-type="string" table:style-name="ce16">
            <text:p>BUZA</text:p>
          </table:table-cell>
          <table:table-cell table:style-name="ce16"/>
          <table:table-cell office:value-type="float" office:value="72.162162162162161" table:style-name="ce17">
            <text:p>72</text:p>
          </table:table-cell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benin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37.358490566037737" table:style-name="ce17">
            <text:p>37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opcw.nlvertegenwoordiging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12.567567567567567" table:style-name="ce17">
            <text:p>13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vatican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office:value-type="float" office:value="4.4594594594594597" table:style-name="ce17">
            <text:p>04</text:p>
          </table:table-cell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a13a16rotterdam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aanpakduurzaamgww.nl</text:p>
          </table:table-cell>
          <table:table-cell office:value-type="string" table:style-name="ce16">
            <text:p>IenM</text:p>
          </table:table-cell>
          <table:table-cell table:style-name="ce16"/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aanvalopschooluitval.nl</text:p>
          </table:table-cell>
          <table:table-cell office:value-type="string" table:style-name="ce16">
            <text:p>OCW</text:p>
          </table:table-cell>
          <table:table-cell table:style-name="ce16"/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acm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OPTA</text:p>
          </table:table-cell>
          <table:table-cell table:style-name="ce17"/>
          <table:table-cell office:value-type="string" table:style-name="ce18">
            <text:p>X</text:p>
          </table:table-cell>
          <table:table-cell office:value-type="string" table:style-name="ce18">
            <text:p>https://www.acm.nl/nl/toegankelijkheid/</text:p>
          </table:table-cell>
          <table:table-cell table:style-name="ce18"/>
          <table:table-cell office:value-type="string" table:style-name="ce18">
            <text:p>DICTU Platform (Drupal)</text:p>
          </table:table-cell>
          <table:table-cell office:value-type="string" table:style-name="ce18">
            <text:p>X</text:p>
          </table:table-cell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acropolis-eu.com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RIVM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acsc.nl</text:p>
          </table:table-cell>
          <table:table-cell office:value-type="string" table:style-name="ce16">
            <text:p>VenJ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adviesorgaan-rmo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agentschapnl.kaartenbalie.nl</text:p>
          </table:table-cell>
          <table:table-cell office:value-type="string" table:style-name="ce16">
            <text:p>EZ</text:p>
          </table:table-cell>
          <table:table-cell table:style-name="ce16"/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agentschapszw.nl</text:p>
          </table:table-cell>
          <table:table-cell office:value-type="string" table:style-name="ce16">
            <text:p>SZW</text:p>
          </table:table-cell>
          <table:table-cell office:value-type="string" table:style-name="ce16">
            <text:p>Agentschap SZW</text:p>
          </table:table-cell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ahn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aimcmfs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aimonline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3">
          <table:table-cell office:value-type="string" table:style-name="ce15">
            <text:p>aivd.nl</text:p>
          </table:table-cell>
          <table:table-cell office:value-type="string" table:style-name="ce16">
            <text:p>BZK</text:p>
          </table:table-cell>
          <table:table-cell table:style-name="ce16"/>
          <table:table-cell table:style-name="ce17"/>
          <table:table-cell table:number-columns-repeated="3" table:style-name="ce18"/>
          <table:table-cell office:value-type="string" table:style-name="ce18">
            <text:p>Platform Rijksoverheid Online (Hippo)</text:p>
          </table:table-cell>
          <table:table-cell table:style-name="ce18"/>
          <table:table-cell office:value-type="date" office:date-value="2014-07-03T00:00:00" table:style-name="ce19">
            <text:p>03-07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aivdkennisbank.nl</text:p>
          </table:table-cell>
          <table:table-cell office:value-type="string" table:style-name="ce16">
            <text:p>BZK</text:p>
          </table:table-cell>
          <table:table-cell table:style-name="ce16"/>
          <table:table-cell table:style-name="ce17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string" table:style-name="ce18">
            <text:p>Platform Rijksoverheid Online (Hippo)</text:p>
          </table:table-cell>
          <table:table-cell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algemenebestuursdienst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ABD</text:p>
          </table:table-cell>
          <table:table-cell table:style-name="ce17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string" table:style-name="ce18">
            <text:p>Platform Rijksoverheid Online (Hippo)</text:p>
          </table:table-cell>
          <table:table-cell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allesisgezondheid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RIVM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almanak.zboregister.overheid.nl</text:p>
          </table:table-cell>
          <table:table-cell office:value-type="string" table:style-name="ce16">
            <text:p>BZK</text:p>
          </table:table-cell>
          <table:table-cell table:style-name="ce16"/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almata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ambassadepaysbasalger.org</text:p>
          </table:table-cell>
          <table:table-cell office:value-type="string" table:style-name="ce16">
            <text:p>BUZA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amb-pays-bas.fr</text:p>
          </table:table-cell>
          <table:table-cell office:value-type="string" table:style-name="ce16">
            <text:p>BUZA</text:p>
          </table:table-cell>
          <table:table-cell table:style-name="ce16"/>
          <table:table-cell table:style-name="ce17"/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a-overheid.nl</text:p>
          </table:table-cell>
          <table:table-cell office:value-type="string" table:style-name="ce16">
            <text:p>BZK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3">
          <table:table-cell office:value-type="string" table:style-name="ce15">
            <text:p>arbeidenoverheid.nl</text:p>
          </table:table-cell>
          <table:table-cell office:value-type="string" table:style-name="ce16">
            <text:p>BZK</text:p>
          </table:table-cell>
          <table:table-cell table:style-name="ce16"/>
          <table:table-cell table:style-name="ce17"/>
          <table:table-cell table:style-name="ce18"/>
          <table:table-cell office:value-type="string" table:style-name="ce18">
            <text:p>www.arbeidenoverheid.nl/toegankelijkheid</text:p>
          </table:table-cell>
          <table:table-cell table:style-name="ce18"/>
          <table:table-cell office:value-type="string" table:style-name="ce18">
            <text:p>Platform Rijksoverheid Online (Hippo)</text:p>
          </table:table-cell>
          <table:table-cell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arboportaal.nl</text:p>
          </table:table-cell>
          <table:table-cell office:value-type="string" table:style-name="ce16">
            <text:p>SZW</text:p>
          </table:table-cell>
          <table:table-cell office:value-type="string" table:style-name="ce16">
            <text:p>Directie G&amp;VW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office:value-type="string" table:style-name="ce18">
            <text:p>Platform Rijksoverheid Online (Hippo)</text:p>
          </table:table-cell>
          <table:table-cell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architectenregister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SBA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style-name="ce18"/>
          <table:table-cell office:value-type="string" table:style-name="ce18">
            <text:p>X</text:p>
          </table:table-cell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architectuurfonds.nl</text:p>
          </table:table-cell>
          <table:table-cell office:value-type="string" table:style-name="ce16">
            <text:p>OCW</text:p>
          </table:table-cell>
          <table:table-cell office:value-type="string" table:style-name="ce16">
            <text:p>SSA / ZBO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awt.nl</text:p>
          </table:table-cell>
          <table:table-cell office:value-type="string" table:style-name="ce16">
            <text:p>OCW</text:p>
          </table:table-cell>
          <table:table-cell table:style-name="ce16"/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azerbeijan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basisregistratiesienm.nl</text:p>
          </table:table-cell>
          <table:table-cell office:value-type="string" table:style-name="ce16">
            <text:p>IenM</text:p>
          </table:table-cell>
          <table:table-cell table:style-name="ce16"/>
          <table:table-cell table:style-name="ce17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string" table:style-name="ce18">
            <text:p>Platform Rijksoverheid Online (Hippo)</text:p>
          </table:table-cell>
          <table:table-cell table:style-name="ce18"/>
          <table:table-cell office:value-type="date" office:date-value="2014-08-26T00:00:00" table:style-name="ce19">
            <text:p>26-08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beeldbank.nl</text:p>
          </table:table-cell>
          <table:table-cell office:value-type="string" table:style-name="ce16">
            <text:p>OCW</text:p>
          </table:table-cell>
          <table:table-cell table:style-name="ce16"/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beeldbankocw.nl</text:p>
          </table:table-cell>
          <table:table-cell office:value-type="string" table:style-name="ce16">
            <text:p>OCW</text:p>
          </table:table-cell>
          <table:table-cell table:style-name="ce16"/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beeldmateriaal.nl</text:p>
          </table:table-cell>
          <table:table-cell office:value-type="string" table:style-name="ce16">
            <text:p>IenM</text:p>
          </table:table-cell>
          <table:table-cell table:style-name="ce16"/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belastingdienst-cn.nl</text:p>
          </table:table-cell>
          <table:table-cell office:value-type="string" table:style-name="ce16">
            <text:p>FIN</text:p>
          </table:table-cell>
          <table:table-cell office:value-type="string" table:style-name="ce16">
            <text:p>RCN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beleefdedeltaroute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belonennaarprestaties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benchmarkrijk.nl</text:p>
          </table:table-cell>
          <table:table-cell office:value-type="string" table:style-name="ce16">
            <text:p>BZK</text:p>
          </table:table-cell>
          <table:table-cell table:style-name="ce16"/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bestelsite-pd.nl</text:p>
          </table:table-cell>
          <table:table-cell office:value-type="string" table:style-name="ce16">
            <text:p>BUZA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bewustbodemgebruik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biedboek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RVB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bigregister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CIBG</text:p>
          </table:table-cell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biobasedeconomy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AgentschapNL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blankenburgverbinding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bodemloket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bodemrichtlijn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bouwcollege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CBZ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bureauft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BFT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string" table:style-name="ce19">
            <text:p><text:s/>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bureaugateway.nl</text:p>
          </table:table-cell>
          <table:table-cell office:value-type="string" table:style-name="ce16">
            <text:p>BZK</text:p>
          </table:table-cell>
          <table:table-cell table:style-name="ce16"/>
          <table:table-cell table:style-name="ce17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string" table:style-name="ce18">
            <text:p>Platform Rijksoverheid Online (Hippo)</text:p>
          </table:table-cell>
          <table:table-cell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burkinafaso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c2coe.org</text:p>
          </table:table-cell>
          <table:table-cell office:value-type="string" table:style-name="ce16">
            <text:p>DEF</text:p>
          </table:table-cell>
          <table:table-cell table:style-name="ce16"/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cameroon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cannabisbureau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CIBG</text:p>
          </table:table-cell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cao.szw.nl</text:p>
          </table:table-cell>
          <table:table-cell office:value-type="string" table:style-name="ce16">
            <text:p>SZW</text:p>
          </table:table-cell>
          <table:table-cell office:value-type="string" table:style-name="ce16">
            <text:p>Directie UAW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cawsw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SSC-ICT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cbg-meb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CBG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cbi.eu</text:p>
          </table:table-cell>
          <table:table-cell office:value-type="string" table:style-name="ce16">
            <text:p>BUZA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cbl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cbpweb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CBP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cbr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CBR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<text:s/></text:p>
          </table:table-cell>
          <table:table-cell office:value-type="string" table:style-name="ce18">
            <text:p>X</text:p>
          </table:table-cell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ccmo-online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CCMO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chempak.rivm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RIVM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cibg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CIBG</text:p>
          </table:table-cell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cimic-coe.org</text:p>
          </table:table-cell>
          <table:table-cell office:value-type="string" table:style-name="ce16">
            <text:p>DEF</text:p>
          </table:table-cell>
          <table:table-cell table:style-name="ce16"/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cip-overheid.nl</text:p>
          </table:table-cell>
          <table:table-cell office:value-type="string" table:style-name="ce16">
            <text:p>BZK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citychlor.eu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coa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COA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collegebeschermingpersoonsgegevens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CBP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collegesanering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CSZ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commissieterugkeer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CITT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commissievanaanbestedingsexperts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DICTU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compendiumvoordeleefomgeving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PBL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cosmeticaklachten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RIVM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crisisacceptatie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GDI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3">
          <table:table-cell office:value-type="string" table:style-name="ce15">
            <text:p>ctivd.nl</text:p>
          </table:table-cell>
          <table:table-cell office:value-type="string" table:style-name="ce16">
            <text:p>AZ</text:p>
          </table:table-cell>
          <table:table-cell office:value-type="string" table:style-name="ce16">
            <text:p>DBV</text:p>
          </table:table-cell>
          <table:table-cell table:style-name="ce17"/>
          <table:table-cell table:style-name="ce18"/>
          <table:table-cell office:value-type="string" table:style-name="ce18">
            <text:p>ctivd.nl/toegankelijkheid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Platform Rijksoverheid Online (Hippo)</text:p>
          </table:table-cell>
          <table:table-cell office:value-type="string" table:style-name="ce18">
            <text:p><text:s/></text:p>
          </table:table-cell>
          <table:table-cell office:value-type="date" office:date-value="2014-08-26T00:00:00" table:style-name="ce19">
            <text:p>26-08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cuba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cvdm.nl</text:p>
          </table:table-cell>
          <table:table-cell office:value-type="string" table:style-name="ce16">
            <text:p>OCW</text:p>
          </table:table-cell>
          <table:table-cell office:value-type="string" table:style-name="ce16">
            <text:p>CVDM / ZBO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cve.nl</text:p>
          </table:table-cell>
          <table:table-cell office:value-type="string" table:style-name="ce16">
            <text:p>OCW</text:p>
          </table:table-cell>
          <table:table-cell office:value-type="string" table:style-name="ce16">
            <text:p>CVE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cvta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CVTA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cvz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CVZ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daargeefjeom.nl</text:p>
          </table:table-cell>
          <table:table-cell office:value-type="string" table:style-name="ce16">
            <text:p>OCW</text:p>
          </table:table-cell>
          <table:table-cell table:style-name="ce16"/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daarkunjemeethuiskomen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BSK,Roorda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datawonen.nl</text:p>
          </table:table-cell>
          <table:table-cell office:value-type="string" table:style-name="ce16">
            <text:p>BZK</text:p>
          </table:table-cell>
          <table:table-cell table:style-name="ce16"/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delindenhorst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deltaviewer.nl</text:p>
          </table:table-cell>
          <table:table-cell office:value-type="string" table:style-name="ce16">
            <text:p>IenM</text:p>
          </table:table-cell>
          <table:table-cell table:style-name="ce16"/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denieuwezorgverzekering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deskundigengroepdierziekten.nl</text:p>
          </table:table-cell>
          <table:table-cell office:value-type="string" table:style-name="ce16">
            <text:p>EZ</text:p>
          </table:table-cell>
          <table:table-cell table:style-name="ce16"/>
          <table:table-cell table:style-name="ce17"/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dictu.nl</text:p>
          </table:table-cell>
          <table:table-cell office:value-type="string" table:style-name="ce16">
            <text:p>EZ</text:p>
          </table:table-cell>
          <table:table-cell table:style-name="ce16"/>
          <table:table-cell table:style-name="ce17"/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diergeneeskunderegister.nl</text:p>
          </table:table-cell>
          <table:table-cell office:value-type="string" table:style-name="ce16">
            <text:p>EZ</text:p>
          </table:table-cell>
          <table:table-cell table:style-name="ce16"/>
          <table:table-cell table:style-name="ce17"/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dierziekten.agro.nl</text:p>
          </table:table-cell>
          <table:table-cell office:value-type="string" table:style-name="ce16">
            <text:p>EZ</text:p>
          </table:table-cell>
          <table:table-cell table:style-name="ce16"/>
          <table:table-cell table:style-name="ce17"/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diginrws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divon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AgentschapNL</text:p>
          </table:table-cell>
          <table:table-cell table:style-name="ce17"/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doggershoek.nl</text:p>
          </table:table-cell>
          <table:table-cell office:value-type="string" table:style-name="ce16">
            <text:p>VenJ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domeinenrz.nl</text:p>
          </table:table-cell>
          <table:table-cell office:value-type="string" table:style-name="ce16">
            <text:p>FIN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dommelstroom.nu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donorgegevens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CIBG</text:p>
          </table:table-cell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donorregister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CIBG</text:p>
          </table:table-cell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drupaloverheid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DICTU</text:p>
          </table:table-cell>
          <table:table-cell table:style-name="ce17"/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dtenv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GDI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dustconf.com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dutchappointments.com</text:p>
          </table:table-cell>
          <table:table-cell office:value-type="string" table:style-name="ce16">
            <text:p>BUZA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dutchartevents.com</text:p>
          </table:table-cell>
          <table:table-cell office:value-type="string" table:style-name="ce16">
            <text:p>BUZA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dutchartscalendar.com</text:p>
          </table:table-cell>
          <table:table-cell office:value-type="string" table:style-name="ce16">
            <text:p>BUZA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dutchdpa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CBP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dutchembassyuk.org</text:p>
          </table:table-cell>
          <table:table-cell office:value-type="string" table:style-name="ce16">
            <text:p>BUZA</text:p>
          </table:table-cell>
          <table:table-cell table:style-name="ce16"/>
          <table:table-cell table:style-name="ce17"/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dutchmissions.com</text:p>
          </table:table-cell>
          <table:table-cell office:value-type="string" table:style-name="ce16">
            <text:p>BUZA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dutchperformingarts.com</text:p>
          </table:table-cell>
          <table:table-cell office:value-type="string" table:style-name="ce16">
            <text:p>BUZA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dutchrapporteur.nl</text:p>
          </table:table-cell>
          <table:table-cell office:value-type="string" table:style-name="ce16">
            <text:p>VenJ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duty-to-return.nl</text:p>
          </table:table-cell>
          <table:table-cell office:value-type="string" table:style-name="ce16">
            <text:p>VenJ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duurzaamdoor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DICTU</text:p>
          </table:table-cell>
          <table:table-cell table:style-name="ce17"/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dwangindezorg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eatc-mil.com</text:p>
          </table:table-cell>
          <table:table-cell office:value-type="string" table:style-name="ce16">
            <text:p>DEF</text:p>
          </table:table-cell>
          <table:table-cell table:style-name="ce16"/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echtscheidingsplan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RVR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ecuador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ecuador.nlembajada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ecuador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efactuurportaal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ogius</text:p>
          </table:table-cell>
          <table:table-cell table:style-name="ce17"/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egc-group.org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NCSC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eid-stelsel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Logius</text:p>
          </table:table-cell>
          <table:table-cell table:style-name="ce17"/>
          <table:table-cell office:value-type="string" table:style-name="ce18">
            <text:p><text:s/></text:p>
          </table:table-cell>
          <table:table-cell table:number-columns-repeated="4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elifotoalbum.nl</text:p>
          </table:table-cell>
          <table:table-cell office:value-type="string" table:style-name="ce16">
            <text:p>EZ</text:p>
          </table:table-cell>
          <table:table-cell table:style-name="ce16"/>
          <table:table-cell table:style-name="ce17"/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energieraad.nl</text:p>
          </table:table-cell>
          <table:table-cell office:value-type="string" table:style-name="ce16">
            <text:p>IenM</text:p>
          </table:table-cell>
          <table:table-cell table:style-name="ce16"/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enwinfo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eranetbioenergy.net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AgentschapNL</text:p>
          </table:table-cell>
          <table:table-cell table:style-name="ce17"/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eritrea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eritre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estonia-et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europeanenterprisenetwork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EVD</text:p>
          </table:table-cell>
          <table:table-cell table:style-name="ce17"/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euthanasiecommissie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CIBG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eu-verantwoording.nl</text:p>
          </table:table-cell>
          <table:table-cell office:value-type="string" table:style-name="ce16">
            <text:p>Alg Rknkmr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evenementenrijk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UBR</text:p>
          </table:table-cell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examenloket.nl</text:p>
          </table:table-cell>
          <table:table-cell office:value-type="string" table:style-name="ce16">
            <text:p>OCW</text:p>
          </table:table-cell>
          <table:table-cell office:value-type="string" table:style-name="ce16">
            <text:p>DUO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examenloket.com</text:p>
          </table:table-cell>
          <table:table-cell office:value-type="string" table:style-name="ce16">
            <text:p>OCW</text:p>
          </table:table-cell>
          <table:table-cell office:value-type="string" table:style-name="ce16">
            <text:p>DUO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excellentescholen.nl</text:p>
          </table:table-cell>
          <table:table-cell office:value-type="string" table:style-name="ce16">
            <text:p>OCW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ezips.rivm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RIVM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ezwebfotoalbum.nl</text:p>
          </table:table-cell>
          <table:table-cell office:value-type="string" table:style-name="ce16">
            <text:p>EZ</text:p>
          </table:table-cell>
          <table:table-cell table:style-name="ce16"/>
          <table:table-cell table:style-name="ce17"/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farmatec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CIBG</text:p>
          </table:table-cell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fiep.org</text:p>
          </table:table-cell>
          <table:table-cell office:value-type="string" table:style-name="ce16">
            <text:p>DEF</text:p>
          </table:table-cell>
          <table:table-cell office:value-type="string" table:style-name="ce16">
            <text:p>KM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filmfonds.nl</text:p>
          </table:table-cell>
          <table:table-cell office:value-type="string" table:style-name="ce16">
            <text:p>OCW</text:p>
          </table:table-cell>
          <table:table-cell office:value-type="string" table:style-name="ce16">
            <text:p>SNFF / ZBO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flitspanel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ICTU</text:p>
          </table:table-cell>
          <table:table-cell table:style-name="ce17"/>
          <table:table-cell office:value-type="string" table:style-name="ce18">
            <text:p><text:s/></text:p>
          </table:table-cell>
          <table:table-cell table:number-columns-repeated="4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fondspodiumkunsten.nl</text:p>
          </table:table-cell>
          <table:table-cell office:value-type="string" table:style-name="ce16">
            <text:p>OCW</text:p>
          </table:table-cell>
          <table:table-cell office:value-type="string" table:style-name="ce16">
            <text:p>NFPK / ZBO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fondsziekenhuisopleidingen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functiegebouwrijksoverheid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UBR</text:p>
          </table:table-cell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functiemix.minocw.nl</text:p>
          </table:table-cell>
          <table:table-cell office:value-type="string" table:style-name="ce16">
            <text:p>OCW</text:p>
          </table:table-cell>
          <table:table-cell table:style-name="ce16"/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garanties.senternovem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AgentschapNL</text:p>
          </table:table-cell>
          <table:table-cell table:style-name="ce17"/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geen16geendruppel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geluidregisterspoor.nl</text:p>
          </table:table-cell>
          <table:table-cell office:value-type="string" table:style-name="ce16">
            <text:p>BZK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3">
          <table:table-cell office:value-type="string" table:style-name="ce15">
            <text:p>gemeenteloket.minszw.nl</text:p>
          </table:table-cell>
          <table:table-cell office:value-type="string" table:style-name="ce16">
            <text:p>SZW</text:p>
          </table:table-cell>
          <table:table-cell office:value-type="string" table:style-name="ce16">
            <text:p>Directie Communicatie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Platform Rijksoverheid Online (Hippo)</text:p>
          </table:table-cell>
          <table:table-cell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gemeenteschoon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gezondeschool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RIVM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ggo-vergunningverlening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IVM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grotestedenbeleid.nl</text:p>
          </table:table-cell>
          <table:table-cell office:value-type="string" table:style-name="ce16">
            <text:p>BZK</text:p>
          </table:table-cell>
          <table:table-cell table:style-name="ce16"/>
          <table:table-cell table:style-name="ce17"/>
          <table:table-cell table:number-columns-repeated="5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guatemala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guatemala.nlembajada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hackathonbuza.nl</text:p>
          </table:table-cell>
          <table:table-cell office:value-type="string" table:style-name="ce16">
            <text:p>BUZA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3">
          <table:table-cell office:value-type="string" table:style-name="ce15">
            <text:p>handelingenbank.info</text:p>
          </table:table-cell>
          <table:table-cell office:value-type="string" table:style-name="ce16">
            <text:p>BZK</text:p>
          </table:table-cell>
          <table:table-cell table:style-name="ce16"/>
          <table:table-cell table:style-name="ce17"/>
          <table:table-cell table:number-columns-repeated="3" table:style-name="ce18"/>
          <table:table-cell office:value-type="string" table:style-name="ce18">
            <text:p>Platform Rijksoverheid Online (Hippo)</text:p>
          </table:table-cell>
          <table:table-cell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handhavingdhw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NVWA</text:p>
          </table:table-cell>
          <table:table-cell table:style-name="ce17"/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handreikinggedragweggebruikers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hatecrimes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LECD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herbestemmingsoestdijk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RVB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herinrichtingenschedezuid.nl</text:p>
          </table:table-cell>
          <table:table-cell office:value-type="string" table:style-name="ce16">
            <text:p>EZ</text:p>
          </table:table-cell>
          <table:table-cell table:style-name="ce16"/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hetcak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hetgezondevoorbeeld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hiswa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HISWA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hnwbijhetrijk.nl</text:p>
          </table:table-cell>
          <table:table-cell office:value-type="string" table:style-name="ce16">
            <text:p>BZK</text:p>
          </table:table-cell>
          <table:table-cell table:style-name="ce16"/>
          <table:table-cell table:style-name="ce17"/>
          <table:table-cell table:number-columns-repeated="4" table:style-name="ce18"/>
          <table:table-cell office:value-type="string" table:style-name="ce18">
            <text:p><text:s/></text:p>
          </table:table-cell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hoepakjijdataan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Trimbos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holanda.es</text:p>
          </table:table-cell>
          <table:table-cell office:value-type="string" table:style-name="ce16">
            <text:p>BUZA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hollandhollywood.com</text:p>
          </table:table-cell>
          <table:table-cell office:value-type="string" table:style-name="ce16">
            <text:p>BUZA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hollandhollywoodconnection.com</text:p>
          </table:table-cell>
          <table:table-cell office:value-type="string" table:style-name="ce16">
            <text:p>BUZA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hollandtrade.com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EVD</text:p>
          </table:table-cell>
          <table:table-cell table:style-name="ce17"/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hollandturkeytrade.com</text:p>
          </table:table-cell>
          <table:table-cell office:value-type="string" table:style-name="ce16">
            <text:p>BUZA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huiselijkgeweld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huisstijlvannix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huurcommissie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HC</text:p>
          </table:table-cell>
          <table:table-cell table:style-name="ce17"/>
          <table:table-cell table:style-name="ce18"/>
          <table:table-cell office:value-type="string" table:style-name="ce18">
            <text:p>www.huurcommissie.nl/toegankelijkheid/</text:p>
          </table:table-cell>
          <table:table-cell table:number-columns-repeated="2" table:style-name="ce18"/>
          <table:table-cell office:value-type="string" table:style-name="ce18">
            <text:p>X</text:p>
          </table:table-cell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ibestuurcongres.nl</text:p>
          </table:table-cell>
          <table:table-cell office:value-type="string" table:style-name="ce16">
            <text:p>BZK</text:p>
          </table:table-cell>
          <table:table-cell table:style-name="ce16"/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ibki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IBKI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ifv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NIFV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igz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i-interimrijk.nl</text:p>
          </table:table-cell>
          <table:table-cell office:value-type="string" table:style-name="ce16">
            <text:p>BZK</text:p>
          </table:table-cell>
          <table:table-cell table:style-name="ce16"/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ikkan.nl</text:p>
          </table:table-cell>
          <table:table-cell office:value-type="string" table:style-name="ce16">
            <text:p>SZW</text:p>
          </table:table-cell>
          <table:table-cell office:value-type="string" table:style-name="ce16">
            <text:p>Directie Communicatie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ilent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ILT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implementatiewmo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infopuntbrandveiligheid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NIFV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infopuntveiligheid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NIFV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innova58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SSC-ICT Hosting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innovatierechtsbestel.nl</text:p>
          </table:table-cell>
          <table:table-cell office:value-type="string" table:style-name="ce16">
            <text:p>VenJ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inspectiejeugdzorg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inspectieszw.nl</text:p>
          </table:table-cell>
          <table:table-cell office:value-type="string" table:style-name="ce16">
            <text:p>SZW</text:p>
          </table:table-cell>
          <table:table-cell office:value-type="string" table:style-name="ce16">
            <text:p>Inspectie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integriteitoverheid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CAOP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<text:s/></text:p>
          </table:table-cell>
          <table:table-cell table:number-columns-repeated="2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internationalefuncties.nl</text:p>
          </table:table-cell>
          <table:table-cell office:value-type="string" table:style-name="ce16">
            <text:p>BUZA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internetconsultatie.nl</text:p>
          </table:table-cell>
          <table:table-cell office:value-type="string" table:style-name="ce16">
            <text:p>VenJ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internetpillen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invoeringbasisggz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invoeringwmo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ipkd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UBR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isis-web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RIVM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jaarberichtrvdk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RVDK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jaarverslag-de-werkmaatschappij.nl</text:p>
          </table:table-cell>
          <table:table-cell office:value-type="string" table:style-name="ce16">
            <text:p>BZK</text:p>
          </table:table-cell>
          <table:table-cell table:style-name="ce16"/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jaarverslagenzorg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jaofnee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jeugdinspecties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jouwaowleeftijd.nl</text:p>
          </table:table-cell>
          <table:table-cell office:value-type="string" table:style-name="ce16">
            <text:p>FIN</text:p>
          </table:table-cell>
          <table:table-cell office:value-type="string" table:style-name="ce16">
            <text:p>Wijzer in geldzaken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kaart.pdok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Kadaster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kadaster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Kadaster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kansspelautoriteit.nl</text:p>
          </table:table-cell>
          <table:table-cell office:value-type="string" table:style-name="ce16">
            <text:p>VenJ</text:p>
          </table:table-cell>
          <table:table-cell table:style-name="ce16"/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kb.nl</text:p>
          </table:table-cell>
          <table:table-cell office:value-type="string" table:style-name="ce16">
            <text:p>OCW</text:p>
          </table:table-cell>
          <table:table-cell office:value-type="string" table:style-name="ce16">
            <text:p>KB / ZBO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kbvg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KBG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kcwj.nl</text:p>
          </table:table-cell>
          <table:table-cell office:value-type="string" table:style-name="ce16">
            <text:p>VenJ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kiesbeter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RIVM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kiesraad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KR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<text:s/></text:p>
          </table:table-cell>
          <table:table-cell office:value-type="string" table:style-name="ce18">
            <text:p>X</text:p>
          </table:table-cell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kimnet.nl</text:p>
          </table:table-cell>
          <table:table-cell office:value-type="string" table:style-name="ce16">
            <text:p>IenM</text:p>
          </table:table-cell>
          <table:table-cell table:style-name="ce16"/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knaw.nl</text:p>
          </table:table-cell>
          <table:table-cell office:value-type="string" table:style-name="ce16">
            <text:p>OCW</text:p>
          </table:table-cell>
          <table:table-cell office:value-type="string" table:style-name="ce16">
            <text:p>KNAW / ZBO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koop.overheid.nl</text:p>
          </table:table-cell>
          <table:table-cell office:value-type="string" table:style-name="ce16">
            <text:p>BZK</text:p>
          </table:table-cell>
          <table:table-cell table:style-name="ce16"/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korpsnationalereserve.nl</text:p>
          </table:table-cell>
          <table:table-cell office:value-type="string" table:style-name="ce16">
            <text:p>DEF</text:p>
          </table:table-cell>
          <table:table-cell table:style-name="ce16"/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kosteneffectiviteit-preventie.rivm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RIVM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kostenvanziekten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RIVM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2">
          <table:table-cell office:value-type="string" table:style-name="ce15">
            <text:p>kroatie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landelijkmeldpuntzorg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landelijkregisterkinderopvang.nl</text:p>
          </table:table-cell>
          <table:table-cell office:value-type="string" table:style-name="ce16">
            <text:p>SZW</text:p>
          </table:table-cell>
          <table:table-cell office:value-type="string" table:style-name="ce16">
            <text:p>Directie Kinderopvang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lap2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latrb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lavsinfo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lbio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LBIO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<text:s/></text:p>
          </table:table-cell>
          <table:table-cell office:value-type="string" table:style-name="ce18">
            <text:p>X</text:p>
          </table:table-cell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leburkinafaso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leefbaarometer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VROM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<text:s/></text:p>
          </table:table-cell>
          <table:table-cell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lerenenwerken.nl</text:p>
          </table:table-cell>
          <table:table-cell office:value-type="string" table:style-name="ce16">
            <text:p>SZW</text:p>
          </table:table-cell>
          <table:table-cell office:value-type="string" table:style-name="ce16">
            <text:p>UWV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lerwanda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letterenfonds.nl</text:p>
          </table:table-cell>
          <table:table-cell office:value-type="string" table:style-name="ce16">
            <text:p>OCW</text:p>
          </table:table-cell>
          <table:table-cell office:value-type="string" table:style-name="ce16">
            <text:p>SNFF / ZBO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lindenhorstalmata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lma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loketgezondleven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RIVM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luchtmachtwings.nl</text:p>
          </table:table-cell>
          <table:table-cell office:value-type="string" table:style-name="ce16">
            <text:p>DEF</text:p>
          </table:table-cell>
          <table:table-cell table:style-name="ce16"/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2">
          <table:table-cell office:value-type="string" table:style-name="ce15">
            <text:p>lusaka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lusaka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lvnl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LVNL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lza-lp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CIBG</text:p>
          </table:table-cell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m.werkenvoornederland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UBR</text:p>
          </table:table-cell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magazines.defensie.nl</text:p>
          </table:table-cell>
          <table:table-cell office:value-type="string" table:style-name="ce16">
            <text:p>DEF</text:p>
          </table:table-cell>
          <table:table-cell table:style-name="ce16"/>
          <table:table-cell table:style-name="ce17"/>
          <table:table-cell table:number-columns-repeated="3" table:style-name="ce18"/>
          <table:table-cell office:value-type="string" table:style-name="ce18">
            <text:p>Platform Rijksoverheid Online (Hippo)</text:p>
          </table:table-cell>
          <table:table-cell table:style-name="ce18"/>
          <table:table-cell office:value-type="date" office:date-value="2014-07-03T00:00:00" table:style-name="ce19">
            <text:p>03-07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maror.nl</text:p>
          </table:table-cell>
          <table:table-cell office:value-type="string" table:style-name="ce16">
            <text:p>FIN</text:p>
          </table:table-cell>
          <table:table-cell office:value-type="string" table:style-name="ce16">
            <text:p>MAROR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mediafonds.nl</text:p>
          </table:table-cell>
          <table:table-cell office:value-type="string" table:style-name="ce16">
            <text:p>OCW</text:p>
          </table:table-cell>
          <table:table-cell office:value-type="string" table:style-name="ce16">
            <text:p>SNCM / ZBO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mediatheekrijksoverheid.nl</text:p>
          </table:table-cell>
          <table:table-cell office:value-type="string" table:style-name="ce16">
            <text:p>AZ</text:p>
          </table:table-cell>
          <table:table-cell office:value-type="string" table:style-name="ce16">
            <text:p>Beeldcentrum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meldpuntbodemkwaliteit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meldpuntvuurwerk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ILT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mensenrechten.nl</text:p>
          </table:table-cell>
          <table:table-cell office:value-type="string" table:style-name="ce16">
            <text:p>VenJ</text:p>
          </table:table-cell>
          <table:table-cell table:style-name="ce16"/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miavamiljaarverslag.nl</text:p>
          </table:table-cell>
          <table:table-cell office:value-type="string" table:style-name="ce16">
            <text:p>IenM</text:p>
          </table:table-cell>
          <table:table-cell table:style-name="ce16"/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mijn.overheid.nl</text:p>
          </table:table-cell>
          <table:table-cell office:value-type="string" table:style-name="ce16">
            <text:p>BZK</text:p>
          </table:table-cell>
          <table:table-cell table:style-name="ce16"/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mijnonlinewereld.buza.info</text:p>
          </table:table-cell>
          <table:table-cell office:value-type="string" table:style-name="ce16">
            <text:p>BUZA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mijnprivacy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CBP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1T00:00:00" table:style-name="ce19">
            <text:p>21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mijnrvo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AgentschapNL</text:p>
          </table:table-cell>
          <table:table-cell table:style-name="ce17"/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militaireluchtvaartmuseum.nl</text:p>
          </table:table-cell>
          <table:table-cell office:value-type="string" table:style-name="ce16">
            <text:p>DEF</text:p>
          </table:table-cell>
          <table:table-cell table:style-name="ce16"/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ministerievanvolksgezondheid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minjus.howardshome.com</text:p>
          </table:table-cell>
          <table:table-cell office:value-type="string" table:style-name="ce16">
            <text:p>VenJ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minvws.pressdoc.com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mjpo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mlz.cbl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mondriaanfoundation.nl</text:p>
          </table:table-cell>
          <table:table-cell office:value-type="string" table:style-name="ce16">
            <text:p>OCW</text:p>
          </table:table-cell>
          <table:table-cell office:value-type="string" table:style-name="ce16">
            <text:p>MS / ZBO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mongolia.nlmission.org</text:p>
          </table:table-cell>
          <table:table-cell office:value-type="string" table:style-name="ce16">
            <text:p>BUZA</text:p>
          </table:table-cell>
          <table:table-cell table:style-name="ce16"/>
          <table:table-cell table:style-name="ce17"/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monitorgezondheid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RIVM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motrainingen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UBR</text:p>
          </table:table-cell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mpbundels.mindef.nl</text:p>
          </table:table-cell>
          <table:table-cell office:value-type="string" table:style-name="ce16">
            <text:p>DEF</text:p>
          </table:table-cell>
          <table:table-cell table:style-name="ce16"/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mrsa.rivm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RIVM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naarnederland.nl</text:p>
          </table:table-cell>
          <table:table-cell office:value-type="string" table:style-name="ce16">
            <text:p>SZW</text:p>
          </table:table-cell>
          <table:table-cell table:style-name="ce16"/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nabsokunming.nlmission.org</text:p>
          </table:table-cell>
          <table:table-cell office:value-type="string" table:style-name="ce16">
            <text:p>BUZA</text:p>
          </table:table-cell>
          <table:table-cell table:style-name="ce16"/>
          <table:table-cell table:style-name="ce17"/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nationaalgeoregister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Kadaster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nationaalkompas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natura2000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table:style-name="ce17"/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natuurkaravaan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DICTU</text:p>
          </table:table-cell>
          <table:table-cell table:style-name="ce17"/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netherlandsenterpriseagency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AgentschapNL</text:p>
          </table:table-cell>
          <table:table-cell table:style-name="ce17"/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netherlandsmission.org</text:p>
          </table:table-cell>
          <table:table-cell office:value-type="string" table:style-name="ce16">
            <text:p>BUZA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nevo-online.rivm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RIVM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newtoholland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Manifestgroep</text:p>
          </table:table-cell>
          <table:table-cell table:style-name="ce17"/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nicaragua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nicaragua.nlembajada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nidos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NIDOS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<text:s/></text:p>
          </table:table-cell>
          <table:table-cell office:value-type="string" table:style-name="ce18">
            <text:p>X</text:p>
          </table:table-cell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nieuweetiketten.nl</text:p>
          </table:table-cell>
          <table:table-cell office:value-type="string" table:style-name="ce16">
            <text:p>EZ</text:p>
          </table:table-cell>
          <table:table-cell table:style-name="ce16"/>
          <table:table-cell table:style-name="ce17"/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nifv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NIFV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<text:s/></text:p>
          </table:table-cell>
          <table:table-cell office:value-type="string" table:style-name="ce18">
            <text:p>X</text:p>
          </table:table-cell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niwo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NIWO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nix18.nl</text:p>
          </table:table-cell>
          <table:table-cell office:value-type="string" table:style-name="ce16">
            <text:p>AZ</text:p>
          </table:table-cell>
          <table:table-cell office:value-type="string" table:style-name="ce16">
            <text:p>DPC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nkca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RIVM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nl.espacenet.com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AgentschapNL</text:p>
          </table:table-cell>
          <table:table-cell table:style-name="ce17"/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nl-alert.nl</text:p>
          </table:table-cell>
          <table:table-cell office:value-type="string" table:style-name="ce16">
            <text:p>VenJ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nlatlantaconsulate.org</text:p>
          </table:table-cell>
          <table:table-cell office:value-type="string" table:style-name="ce16">
            <text:p>BUZA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nlconsulatehouston.org</text:p>
          </table:table-cell>
          <table:table-cell office:value-type="string" table:style-name="ce16">
            <text:p>BUZA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nlconsulateorlando.org</text:p>
          </table:table-cell>
          <table:table-cell office:value-type="string" table:style-name="ce16">
            <text:p>BUZA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nl-ndmc.nl</text:p>
          </table:table-cell>
          <table:table-cell office:value-type="string" table:style-name="ce16">
            <text:p>DEF</text:p>
          </table:table-cell>
          <table:table-cell table:style-name="ce16"/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nlrf2013.nl</text:p>
          </table:table-cell>
          <table:table-cell office:value-type="string" table:style-name="ce16">
            <text:p>BUZA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nltr400.nl</text:p>
          </table:table-cell>
          <table:table-cell office:value-type="string" table:style-name="ce16">
            <text:p>BUZA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nlvalidatie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Logius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<text:s/></text:p>
          </table:table-cell>
          <table:table-cell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noordzeeatlas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nowakti.net</text:p>
          </table:table-cell>
          <table:table-cell office:value-type="string" table:style-name="ce16">
            <text:p>BUZA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nss2014.com</text:p>
          </table:table-cell>
          <table:table-cell office:value-type="string" table:style-name="ce16">
            <text:p>BUZA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nucforexperts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NFI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nvao.net</text:p>
          </table:table-cell>
          <table:table-cell office:value-type="string" table:style-name="ce16">
            <text:p>OCW</text:p>
          </table:table-cell>
          <table:table-cell office:value-type="string" table:style-name="ce16">
            <text:p>NVAO / ZBO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nwo.nl</text:p>
          </table:table-cell>
          <table:table-cell office:value-type="string" table:style-name="ce16">
            <text:p>OCW</text:p>
          </table:table-cell>
          <table:table-cell office:value-type="string" table:style-name="ce16">
            <text:p>NWO / ZBO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nza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NZA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oecdguidelines.nl</text:p>
          </table:table-cell>
          <table:table-cell office:value-type="string" table:style-name="ce16">
            <text:p>BUZA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oesorichtlijnen.nl</text:p>
          </table:table-cell>
          <table:table-cell office:value-type="string" table:style-name="ce16">
            <text:p>BUZA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omgevingsloket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ondernemersplein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KvK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ondernemingsdossier.nl</text:p>
          </table:table-cell>
          <table:table-cell office:value-type="string" table:style-name="ce16">
            <text:p>EZ</text:p>
          </table:table-cell>
          <table:table-cell table:style-name="ce16"/>
          <table:table-cell table:style-name="ce17"/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onderzoeksraad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ORV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<text:s/></text:p>
          </table:table-cell>
          <table:table-cell office:value-type="string" table:style-name="ce18">
            <text:p>X</text:p>
          </table:table-cell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onehealth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RIVM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onswater.nl</text:p>
          </table:table-cell>
          <table:table-cell office:value-type="string" table:style-name="ce16">
            <text:p>IenM</text:p>
          </table:table-cell>
          <table:table-cell table:style-name="ce16"/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6-23T00:00:00" table:style-name="ce19">
            <text:p>23-06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operatiebrp.nl</text:p>
          </table:table-cell>
          <table:table-cell office:value-type="string" table:style-name="ce16">
            <text:p>BZK</text:p>
          </table:table-cell>
          <table:table-cell table:style-name="ce16"/>
          <table:table-cell table:style-name="ce17"/>
          <table:table-cell table:number-columns-repeated="2" table:style-name="ce18"/>
          <table:table-cell office:value-type="string" table:style-name="ce18">
            <text:p><text:s/></text:p>
          </table:table-cell>
          <table:table-cell table:number-columns-repeated="2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opleidingsfondszorg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opvoedingdoorsport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oranjebaretten.nl</text:p>
          </table:table-cell>
          <table:table-cell office:value-type="string" table:style-name="ce16">
            <text:p>DEF</text:p>
          </table:table-cell>
          <table:table-cell table:style-name="ce16"/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ouders-uit-elkaar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RVR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pas.natura2000.nl</text:p>
          </table:table-cell>
          <table:table-cell office:value-type="string" table:style-name="ce16">
            <text:p>EZ</text:p>
          </table:table-cell>
          <table:table-cell table:style-name="ce16"/>
          <table:table-cell table:style-name="ce17"/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passendonderwijs.nl</text:p>
          </table:table-cell>
          <table:table-cell office:value-type="string" table:style-name="ce16">
            <text:p>OCW</text:p>
          </table:table-cell>
          <table:table-cell table:style-name="ce16"/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passievoorpubliekeverantwoording.nl</text:p>
          </table:table-cell>
          <table:table-cell office:value-type="string" table:style-name="ce16">
            <text:p>Alg Rknkmr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pdok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Kadaster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pdokviewer.pdok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Kadaster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pianodesk.info</text:p>
          </table:table-cell>
          <table:table-cell office:value-type="string" table:style-name="ce16">
            <text:p>EZ</text:p>
          </table:table-cell>
          <table:table-cell table:style-name="ce16"/>
          <table:table-cell table:style-name="ce17"/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pivught.nl</text:p>
          </table:table-cell>
          <table:table-cell office:value-type="string" table:style-name="ce16">
            <text:p>VenJ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platformbeterbenutten.nl</text:p>
          </table:table-cell>
          <table:table-cell office:value-type="string" table:style-name="ce16">
            <text:p>IenM</text:p>
          </table:table-cell>
          <table:table-cell table:style-name="ce16"/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plw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policeparcours.eu</text:p>
          </table:table-cell>
          <table:table-cell office:value-type="string" table:style-name="ce16">
            <text:p>VenJ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politieacademie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LSOP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<text:s/></text:p>
          </table:table-cell>
          <table:table-cell office:value-type="string" table:style-name="ce18">
            <text:p>X</text:p>
          </table:table-cell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politiecn.com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RCN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politieenwetenschap.nl</text:p>
          </table:table-cell>
          <table:table-cell office:value-type="string" table:style-name="ce16">
            <text:p>VenJ</text:p>
          </table:table-cell>
          <table:table-cell table:style-name="ce16"/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politiemuziekvereniging.nl</text:p>
          </table:table-cell>
          <table:table-cell office:value-type="string" table:style-name="ce16">
            <text:p>VenJ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politievakblad-blauw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KLPD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portoalegre.nlrepresentacao.org</text:p>
          </table:table-cell>
          <table:table-cell office:value-type="string" table:style-name="ce16">
            <text:p>BUZA</text:p>
          </table:table-cell>
          <table:table-cell table:style-name="ce16"/>
          <table:table-cell table:style-name="ce17"/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portoalegre.nlvertegenwoordiging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portugal.nlembaixada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ppssupport.nl</text:p>
          </table:table-cell>
          <table:table-cell office:value-type="string" table:style-name="ce16">
            <text:p>BZK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prezies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RIVM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privacyimpactassessment.info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CBP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pt.rsonac.org</text:p>
          </table:table-cell>
          <table:table-cell office:value-type="string" table:style-name="ce16">
            <text:p>BUZA</text:p>
          </table:table-cell>
          <table:table-cell table:style-name="ce16"/>
          <table:table-cell table:style-name="ce17"/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publiekeomroep.nl</text:p>
          </table:table-cell>
          <table:table-cell office:value-type="string" table:style-name="ce16">
            <text:p>OCW</text:p>
          </table:table-cell>
          <table:table-cell office:value-type="string" table:style-name="ce16">
            <text:p>NPO / ZBO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puntenstelsel.nl</text:p>
          </table:table-cell>
          <table:table-cell office:value-type="string" table:style-name="ce16">
            <text:p>VenJ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q-bank.eu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LNV</text:p>
          </table:table-cell>
          <table:table-cell table:style-name="ce17"/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raadvoordewadden.nl</text:p>
          </table:table-cell>
          <table:table-cell office:value-type="string" table:style-name="ce16">
            <text:p>BZK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raadvoorplantenrassen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RVP</text:p>
          </table:table-cell>
          <table:table-cell table:style-name="ce17"/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rbv.minfin.nl</text:p>
          </table:table-cell>
          <table:table-cell office:value-type="string" table:style-name="ce16">
            <text:p>FIN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rdw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DW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rechtwijzer.nl</text:p>
          </table:table-cell>
          <table:table-cell office:value-type="string" table:style-name="ce16">
            <text:p>VenJ</text:p>
          </table:table-cell>
          <table:table-cell table:style-name="ce16"/>
          <table:table-cell table:style-name="ce17"/>
          <table:table-cell table:number-columns-repeated="3" table:style-name="ce18"/>
          <table:table-cell office:value-type="string" table:style-name="ce18">
            <text:p><text:s/></text:p>
          </table:table-cell>
          <table:table-cell office:value-type="string" table:style-name="ce18">
            <text:p>X</text:p>
          </table:table-cell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recife.nlrepresentacao.org</text:p>
          </table:table-cell>
          <table:table-cell office:value-type="string" table:style-name="ce16">
            <text:p>BUZA</text:p>
          </table:table-cell>
          <table:table-cell table:style-name="ce16"/>
          <table:table-cell table:style-name="ce17"/>
          <table:table-cell table:number-columns-repeated="5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recife.nlvertegenwoordiging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regelhulp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regionaalkompas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RIVM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register.octrooicentrum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AgentschapNL</text:p>
          </table:table-cell>
          <table:table-cell table:style-name="ce17"/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registerdirecteur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registratiekamer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CBP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rekenkamer.net</text:p>
          </table:table-cell>
          <table:table-cell office:value-type="string" table:style-name="ce16">
            <text:p>Alg Rknkmr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rekenkamer.org</text:p>
          </table:table-cell>
          <table:table-cell office:value-type="string" table:style-name="ce16">
            <text:p>Alg Rknkmr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rekenkamer.nl</text:p>
          </table:table-cell>
          <table:table-cell office:value-type="string" table:style-name="ce16">
            <text:p>Alg Rknkmr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rijksacademie.nl</text:p>
          </table:table-cell>
          <table:table-cell office:value-type="string" table:style-name="ce16">
            <text:p>FIN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rijksbegroting.nl</text:p>
          </table:table-cell>
          <table:table-cell office:value-type="string" table:style-name="ce16">
            <text:p>FIN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rijkscontracten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UBR</text:p>
          </table:table-cell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rijksictdashboard.nl</text:p>
          </table:table-cell>
          <table:table-cell office:value-type="string" table:style-name="ce16">
            <text:p>BZK</text:p>
          </table:table-cell>
          <table:table-cell table:style-name="ce16"/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rijksnormering.nl</text:p>
          </table:table-cell>
          <table:table-cell office:value-type="string" table:style-name="ce16">
            <text:p>BZK</text:p>
          </table:table-cell>
          <table:table-cell table:style-name="ce16"/>
          <table:table-cell table:style-name="ce17"/>
          <table:table-cell table:number-columns-repeated="2" table:style-name="ce18"/>
          <table:table-cell office:value-type="string" table:style-name="ce18">
            <text:p><text:s/></text:p>
          </table:table-cell>
          <table:table-cell table:number-columns-repeated="2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rijksplannen.nl</text:p>
          </table:table-cell>
          <table:table-cell office:value-type="string" table:style-name="ce16">
            <text:p>IenM</text:p>
          </table:table-cell>
          <table:table-cell table:style-name="ce16"/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rijkstalentencentrum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UBR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<text:s/></text:p>
          </table:table-cell>
          <table:table-cell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rijksvastgoedbedrijf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RVB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rli.nl</text:p>
          </table:table-cell>
          <table:table-cell office:value-type="string" table:style-name="ce16">
            <text:p>IenM</text:p>
          </table:table-cell>
          <table:table-cell table:style-name="ce16"/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row.minvws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ruimtelijkeplannen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VROM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rvdkjongeren.nl</text:p>
          </table:table-cell>
          <table:table-cell office:value-type="string" table:style-name="ce16">
            <text:p>VenJ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rvo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AgentschapNL</text:p>
          </table:table-cell>
          <table:table-cell table:style-name="ce17"/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rvob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RVB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Platform Rijksoverheid Online (Hippo)</text:p>
          </table:table-cell>
          <table:table-cell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rvr.org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RVR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<text:s/></text:p>
          </table:table-cell>
          <table:table-cell office:value-type="string" table:style-name="ce18">
            <text:p>X</text:p>
          </table:table-cell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saip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SAIP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<text:s/></text:p>
          </table:table-cell>
          <table:table-cell office:value-type="string" table:style-name="ce18">
            <text:p>X</text:p>
          </table:table-cell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2">
          <table:table-cell office:value-type="string" table:style-name="ce15">
            <text:p>saudi-arabie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s-bb.nl</text:p>
          </table:table-cell>
          <table:table-cell office:value-type="string" table:style-name="ce16">
            <text:p>OCW</text:p>
          </table:table-cell>
          <table:table-cell office:value-type="string" table:style-name="ce16">
            <text:p>SBB / ZBO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sboicm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UBR</text:p>
          </table:table-cell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sbr-nl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Logius</text:p>
          </table:table-cell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sbv-z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CIBG</text:p>
          </table:table-cell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schadefonds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SGM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<text:s/></text:p>
          </table:table-cell>
          <table:table-cell office:value-type="string" table:style-name="ce18">
            <text:p>X</text:p>
          </table:table-cell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schadeschap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schakeldagen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scp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slotcoordination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SACN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socialemediagidsbz.nl</text:p>
          </table:table-cell>
          <table:table-cell office:value-type="string" table:style-name="ce16">
            <text:p>BUZA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sspc-releasemgt.nl</text:p>
          </table:table-cell>
          <table:table-cell office:value-type="string" table:style-name="ce16">
            <text:p>VenJ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stagefondszorg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standaarden.overheid.nl</text:p>
          </table:table-cell>
          <table:table-cell office:value-type="string" table:style-name="ce16">
            <text:p>BZK</text:p>
          </table:table-cell>
          <table:table-cell table:style-name="ce16"/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stimuleringsfondspers.nl</text:p>
          </table:table-cell>
          <table:table-cell office:value-type="string" table:style-name="ce16">
            <text:p>OCW</text:p>
          </table:table-cell>
          <table:table-cell office:value-type="string" table:style-name="ce16">
            <text:p>SVDP / ZBO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stoffen-info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subs.nl</text:p>
          </table:table-cell>
          <table:table-cell office:value-type="string" table:style-name="ce16">
            <text:p>DEF</text:p>
          </table:table-cell>
          <table:table-cell table:style-name="ce16"/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2">
          <table:table-cell office:value-type="string" table:style-name="ce15">
            <text:p>switzerland.nlembassy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3">
          <table:table-cell office:value-type="string" table:style-name="ce15">
            <text:p>szwcongres.nl</text:p>
          </table:table-cell>
          <table:table-cell office:value-type="string" table:style-name="ce16">
            <text:p>SZW</text:p>
          </table:table-cell>
          <table:table-cell office:value-type="string" table:style-name="ce16">
            <text:p>Directie bestuurs-ondersteuning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office:value-type="string" table:style-name="ce18">
            <text:p>Platform Rijksoverheid Online (Hippo)</text:p>
          </table:table-cell>
          <table:table-cell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techniekpact.nl</text:p>
          </table:table-cell>
          <table:table-cell office:value-type="string" table:style-name="ce16">
            <text:p>EZ</text:p>
          </table:table-cell>
          <table:table-cell table:style-name="ce16"/>
          <table:table-cell table:style-name="ce17"/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thedutchchallenge.nl</text:p>
          </table:table-cell>
          <table:table-cell office:value-type="string" table:style-name="ce16">
            <text:p>BUZA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toezichtkansspelen.nl</text:p>
          </table:table-cell>
          <table:table-cell office:value-type="string" table:style-name="ce16">
            <text:p>VenJ</text:p>
          </table:table-cell>
          <table:table-cell table:style-name="ce16"/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toolkits.loketgezondleven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RIVM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toolkitvtv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RIVM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topinkomens.nl</text:p>
          </table:table-cell>
          <table:table-cell office:value-type="string" table:style-name="ce16">
            <text:p>BZK</text:p>
          </table:table-cell>
          <table:table-cell table:style-name="ce16"/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transitieautoriteitjeugd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transparantiebenchmark.nl</text:p>
          </table:table-cell>
          <table:table-cell office:value-type="string" table:style-name="ce16">
            <text:p>EZ</text:p>
          </table:table-cell>
          <table:table-cell table:style-name="ce16"/>
          <table:table-cell table:style-name="ce17"/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transplantatiestichting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NTS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transport-era.net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trouwentegenjewil.nl</text:p>
          </table:table-cell>
          <table:table-cell office:value-type="string" table:style-name="ce16">
            <text:p>SZW</text:p>
          </table:table-cell>
          <table:table-cell office:value-type="string" table:style-name="ce16">
            <text:p>DPC</text:p>
          </table:table-cell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tuchtcollege-gezondheidszorg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tweetchatlikeanddrive.nl</text:p>
          </table:table-cell>
          <table:table-cell office:value-type="string" table:style-name="ce16">
            <text:p>AZ</text:p>
          </table:table-cell>
          <table:table-cell office:value-type="string" table:style-name="ce16">
            <text:p>CM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uitvoeringafvalbeheer-tools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uwkindenalcohol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Trimbos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uwkindenblowen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Stivoro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uwkindenroken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Stivoro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uwkindenseks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Trimbos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uziregister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CIBG</text:p>
          </table:table-cell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vaccinatieregeling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varendoejesamen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3">
          <table:table-cell office:value-type="string" table:style-name="ce15">
            <text:p>vastgoedvanhetrijk.nl</text:p>
          </table:table-cell>
          <table:table-cell office:value-type="string" table:style-name="ce16">
            <text:p>BZK</text:p>
          </table:table-cell>
          <table:table-cell table:style-name="ce16"/>
          <table:table-cell table:style-name="ce17"/>
          <table:table-cell table:number-columns-repeated="3" table:style-name="ce18"/>
          <table:table-cell office:value-type="string" table:style-name="ce18">
            <text:p>Platform Rijksoverheid Online (Hippo)</text:p>
          </table:table-cell>
          <table:table-cell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vegetatielegger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veiligheidshuizen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CCV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2">
          <table:table-cell office:value-type="string" table:style-name="ce15">
            <text:p>venezuela.nlambassade.org</text:p>
          </table:table-cell>
          <table:table-cell office:value-type="string" table:style-name="ce16">
            <text:p>BUZA</text:p>
          </table:table-cell>
          <table:table-cell office:value-type="string" table:style-name="ce16">
            <text:p>Postenweb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Postenweb (Hippo)</text:p>
          </table:table-cell>
          <table:table-cell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verkeersonderneming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office:value-type="date" office:date-value="2014-05-19T00:00:00" table:style-name="ce19">
            <text:p>19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vernieuwingmirt.nl</text:p>
          </table:table-cell>
          <table:table-cell office:value-type="string" table:style-name="ce16">
            <text:p>IenM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verspillingindezorg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VWS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verzekeringenvakantie.nl</text:p>
          </table:table-cell>
          <table:table-cell office:value-type="string" table:style-name="ce16">
            <text:p>FIN</text:p>
          </table:table-cell>
          <table:table-cell office:value-type="string" table:style-name="ce16">
            <text:p>Wijzer in geldzaken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vfpf.org</text:p>
          </table:table-cell>
          <table:table-cell office:value-type="string" table:style-name="ce16">
            <text:p>OCW</text:p>
          </table:table-cell>
          <table:table-cell office:value-type="string" table:style-name="ce16">
            <text:p>PF, VF / ZBO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vfpf.nl</text:p>
          </table:table-cell>
          <table:table-cell office:value-type="string" table:style-name="ce16">
            <text:p>OCW</text:p>
          </table:table-cell>
          <table:table-cell office:value-type="string" table:style-name="ce16">
            <text:p>PF, VF / ZBO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vijfkeerblauw-webshop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UBR</text:p>
          </table:table-cell>
          <table:table-cell table:style-name="ce17"/>
          <table:table-cell table:number-columns-repeated="3" table:style-name="ce18"/>
          <table:table-cell office:value-type="string" table:style-name="ce18">
            <text:p><text:s/></text:p>
          </table:table-cell>
          <table:table-cell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visa-inquiry.com</text:p>
          </table:table-cell>
          <table:table-cell office:value-type="string" table:style-name="ce16">
            <text:p>BUZA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voedselenproductveiligheid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volksgezondheid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volksgezondheidtoekomstverkenning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RIVM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voordejeugd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VWS VenJ en VNG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vooreenveiligthuis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vragengeneratorbibob.nl</text:p>
          </table:table-cell>
          <table:table-cell office:value-type="string" table:style-name="ce16">
            <text:p>VenJ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vsvverkenner.nl</text:p>
          </table:table-cell>
          <table:table-cell office:value-type="string" table:style-name="ce16">
            <text:p>OCW</text:p>
          </table:table-cell>
          <table:table-cell table:style-name="ce16"/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vwsrelatiedag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waarderingskamer.nl</text:p>
          </table:table-cell>
          <table:table-cell office:value-type="string" table:style-name="ce16">
            <text:p>FIN</text:p>
          </table:table-cell>
          <table:table-cell office:value-type="string" table:style-name="ce16">
            <text:p>WK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waddensea-worldheritage.org</text:p>
          </table:table-cell>
          <table:table-cell office:value-type="string" table:style-name="ce16">
            <text:p>EZ</text:p>
          </table:table-cell>
          <table:table-cell table:style-name="ce16"/>
          <table:table-cell table:style-name="ce17"/>
          <table:table-cell table:number-columns-repeated="5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watziterintabak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RIVM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webrichtlijnen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Logius</text:p>
          </table:table-cell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weekvanhetgeld.nl</text:p>
          </table:table-cell>
          <table:table-cell office:value-type="string" table:style-name="ce16">
            <text:p>FIN</text:p>
          </table:table-cell>
          <table:table-cell office:value-type="string" table:style-name="ce16">
            <text:p>Wijzer in geldzaken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weethoehetzit.nl</text:p>
          </table:table-cell>
          <table:table-cell office:value-type="string" table:style-name="ce16">
            <text:p>SZW</text:p>
          </table:table-cell>
          <table:table-cell office:value-type="string" table:style-name="ce16">
            <text:p>Directie Communicatie</text:p>
          </table:table-cell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werfmijniet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werkenbijdeoverheid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UBR</text:p>
          </table:table-cell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werkenmetgedetineerden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DJI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werkenvoornederland.nl</text:p>
          </table:table-cell>
          <table:table-cell office:value-type="string" table:style-name="ce16">
            <text:p>BZK</text:p>
          </table:table-cell>
          <table:table-cell office:value-type="string" table:style-name="ce16">
            <text:p>UBR</text:p>
          </table:table-cell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6T00:00:00" table:style-name="ce19">
            <text:p>26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wijzeringeldzaken.nl</text:p>
          </table:table-cell>
          <table:table-cell office:value-type="string" table:style-name="ce16">
            <text:p>FIN</text:p>
          </table:table-cell>
          <table:table-cell office:value-type="string" table:style-name="ce16">
            <text:p>Wijzer in geldzaken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wijzeruitelkaar.nl</text:p>
          </table:table-cell>
          <table:table-cell office:value-type="string" table:style-name="ce16">
            <text:p>VenJ</text:p>
          </table:table-cell>
          <table:table-cell office:value-type="string" table:style-name="ce16">
            <text:p>RVR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office:value-type="date" office:date-value="2014-05-20T00:00:00" table:style-name="ce19">
            <text:p>20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wkotool.nl</text:p>
          </table:table-cell>
          <table:table-cell office:value-type="string" table:style-name="ce16">
            <text:p>IenM</text:p>
          </table:table-cell>
          <table:table-cell office:value-type="string" table:style-name="ce16">
            <text:p>RWS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number-columns-repeated="2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wmowerkplaatsen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wtzi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CIBG</text:p>
          </table:table-cell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zbo-ccd.nl</text:p>
          </table:table-cell>
          <table:table-cell office:value-type="string" table:style-name="ce16">
            <text:p>EZ</text:p>
          </table:table-cell>
          <table:table-cell office:value-type="string" table:style-name="ce16">
            <text:p>Dictu</text:p>
          </table:table-cell>
          <table:table-cell table:style-name="ce17"/>
          <table:table-cell table:number-columns-repeated="2" table:style-name="ce18"/>
          <table:table-cell office:value-type="string" table:style-name="ce18">
            <text:p>X</text:p>
          </table:table-cell>
          <table:table-cell table:style-name="ce18"/>
          <table:table-cell office:value-type="string" table:style-name="ce18">
            <text:p>X</text:p>
          </table:table-cell>
          <table:table-cell office:value-type="date" office:date-value="2014-05-28T00:00:00" table:style-name="ce19">
            <text:p>28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zichtopdevreemdelingenketen.nl</text:p>
          </table:table-cell>
          <table:table-cell office:value-type="string" table:style-name="ce16">
            <text:p>VenJ</text:p>
          </table:table-cell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zonmw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ZONMW</text:p>
          </table:table-cell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zorgatlas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RIVM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zorgcsp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CIBG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zorggegevens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RIVM</text:p>
          </table:table-cell>
          <table:table-cell table:style-name="ce17"/>
          <table:table-cell table:number-columns-repeated="5" table:style-name="ce18"/>
          <table:table-cell table:style-name="ce19"/>
          <table:table-cell table:number-columns-repeated="16374"/>
        </table:table-row>
        <table:table-row table:style-name="ro1">
          <table:table-cell office:value-type="string" table:style-name="ce15">
            <text:p>zorgregister.nl</text:p>
          </table:table-cell>
          <table:table-cell office:value-type="string" table:style-name="ce16">
            <text:p>VWS</text:p>
          </table:table-cell>
          <table:table-cell office:value-type="string" table:style-name="ce16">
            <text:p>CIBG</text:p>
          </table:table-cell>
          <table:table-cell table:style-name="ce17"/>
          <table:table-cell office:value-type="string" table:style-name="ce18">
            <text:p>X</text:p>
          </table:table-cell>
          <table:table-cell table:number-columns-repeated="4" table:style-name="ce18"/>
          <table:table-cell office:value-type="date" office:date-value="2014-05-27T00:00:00" table:style-name="ce19">
            <text:p>27-05-2014</text:p>
          </table:table-cell>
          <table:table-cell table:number-columns-repeated="16374"/>
        </table:table-row>
        <table:table-row table:style-name="ro1">
          <table:table-cell office:value-type="string" table:style-name="ce15">
            <text:p>zorgvoorinnoveren.nl</text:p>
          </table:table-cell>
          <table:table-cell office:value-type="string" table:style-name="ce16">
            <text:p>VWS</text:p>
          </table:table-cell>
          <table:table-cell table:style-name="ce16"/>
          <table:table-cell table:style-name="ce17"/>
          <table:table-cell table:number-columns-repeated="4" table:style-name="ce18"/>
          <table:table-cell office:value-type="string" table:style-name="ce18">
            <text:p>X</text:p>
          </table:table-cell>
          <table:table-cell table:style-name="ce19"/>
          <table:table-cell table:number-columns-repeated="16374"/>
        </table:table-row>
        <table:table-row table:style-name="ro1">
          <table:table-cell office:value-type="string" table:style-name="ce20">
            <text:p>zovar.nl</text:p>
          </table:table-cell>
          <table:table-cell office:value-type="string" table:style-name="ce21">
            <text:p>VWS</text:p>
          </table:table-cell>
          <table:table-cell office:value-type="string" table:style-name="ce21">
            <text:p>CIBG</text:p>
          </table:table-cell>
          <table:table-cell table:style-name="ce22"/>
          <table:table-cell office:value-type="string" table:style-name="ce23">
            <text:p>X</text:p>
          </table:table-cell>
          <table:table-cell table:number-columns-repeated="4" table:style-name="ce23"/>
          <table:table-cell office:value-type="date" office:date-value="2014-05-27T00:00:00" table:style-name="ce24">
            <text:p>27-05-2014</text:p>
          </table:table-cell>
          <table:table-cell table:number-columns-repeated="16374"/>
        </table:table-row>
        <table:table-row table:number-rows-repeated="1047620" table:style-name="ro1">
          <table:table-cell table:number-columns-repeated="16384"/>
        </table:table-row>
      </table:table>
      <table:table table:name="Blad2" table:style-name="ta1">
        <table:table-column table:style-name="co2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  <table:table table:name="Blad3" table:style-name="ta1">
        <table:table-column table:style-name="co2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  <table:database-ranges>
        <table:database-range table:target-range-address="Blad1.A3:Blad1.J1045110" table:contains-header="false">
          <table:sort>
            <table:sort-by table:field-number="3" table:order="descending"/>
          </table:sort>
        </table:database-range>
        <table:database-range table:target-range-address="Blad1.A2:Blad1.J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2" number:grouping="true"/>
    </number:number-style>
    <number:date-style style:name="N37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raaf, M. van de</meta:initial-creator>
    <dc:creator>Havermans, mw. L.</dc:creator>
    <meta:creation-date>2014-08-28T14:52:57Z</meta:creation-date>
    <dc:date>2014-08-28T14:59:26Z</dc:date>
  </office:meta>
</office:document-meta>
</file>